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77830" table:style-name="ce9">
            <text:p>17.577.830</text:p>
          </table:table-cell>
          <table:table-cell office:value-type="float" office:value="16798329.5" table:style-name="ce9">
            <text:p>16.798.330</text:p>
          </table:table-cell>
          <table:table-cell office:value-type="percentage" office:value="0.95565433844791992" table:style-name="ce10">
            <text:p>95,57%</text:p>
          </table:table-cell>
          <table:table-cell office:value-type="float" office:value="7446484" table:style-name="ce8">
            <text:p>7.446.484</text:p>
          </table:table-cell>
          <table:table-cell office:value-type="float" office:value="7040720" table:style-name="ce8">
            <text:p>7.040.720</text:p>
          </table:table-cell>
          <table:table-cell office:value-type="float" office:value="3946323" table:style-name="ce8">
            <text:p>3.946.323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38000" table:style-name="ce7">
            <text:p>138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82921" table:style-name="ce14">
            <text:p>2.782.921</text:p>
          </table:table-cell>
          <table:table-cell office:value-type="float" office:value="2597049" table:style-name="ce14">
            <text:p>2.597.049</text:p>
          </table:table-cell>
          <table:table-cell office:value-type="percentage" office:value="0.9332097461623956" table:style-name="ce15">
            <text:p>93,32%</text:p>
          </table:table-cell>
          <table:table-cell office:value-type="float" office:value="1144940" table:style-name="ce13">
            <text:p>1.144.940</text:p>
          </table:table-cell>
          <table:table-cell office:value-type="float" office:value="1094152" table:style-name="ce13">
            <text:p>1.094.152</text:p>
          </table:table-cell>
          <table:table-cell office:value-type="float" office:value="668410" table:style-name="ce13">
            <text:p>668.410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48153" table:style-name="ce14">
            <text:p>2.248.153</text:p>
          </table:table-cell>
          <table:table-cell office:value-type="percentage" office:value="0.91475160365631603" table:style-name="ce15">
            <text:p>91,48%</text:p>
          </table:table-cell>
          <table:table-cell office:value-type="float" office:value="924421" table:style-name="ce13">
            <text:p>924.421</text:p>
          </table:table-cell>
          <table:table-cell office:value-type="float" office:value="885904" table:style-name="ce13">
            <text:p>885.904</text:p>
          </table:table-cell>
          <table:table-cell office:value-type="float" office:value="705674" table:style-name="ce13">
            <text:p>705.674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96624.5" table:style-name="ce14">
            <text:p>1.996.625</text:p>
          </table:table-cell>
          <table:table-cell office:value-type="percentage" office:value="0.8843331972110583" table:style-name="ce15">
            <text:p>88,43%</text:p>
          </table:table-cell>
          <table:table-cell office:value-type="float" office:value="925447" table:style-name="ce13">
            <text:p>925.447</text:p>
          </table:table-cell>
          <table:table-cell office:value-type="float" office:value="888000" table:style-name="ce13">
            <text:p>888.000</text:p>
          </table:table-cell>
          <table:table-cell office:value-type="float" office:value="446997" table:style-name="ce13">
            <text:p>446.997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30800" table:style-name="ce14">
            <text:p>4.430.800</text:p>
          </table:table-cell>
          <table:table-cell office:value-type="float" office:value="4049781.5" table:style-name="ce14">
            <text:p>4.049.782</text:p>
          </table:table-cell>
          <table:table-cell office:value-type="percentage" office:value="0.91400683849417708" table:style-name="ce15">
            <text:p>91,40%</text:p>
          </table:table-cell>
          <table:table-cell office:value-type="float" office:value="1811347" table:style-name="ce13">
            <text:p>1.811.347</text:p>
          </table:table-cell>
          <table:table-cell office:value-type="float" office:value="1705237" table:style-name="ce13">
            <text:p>1.705.237</text:p>
          </table:table-cell>
          <table:table-cell office:value-type="float" office:value="934842" table:style-name="ce13">
            <text:p>934.842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38061.5" table:style-name="ce14">
            <text:p>1.238.062</text:p>
          </table:table-cell>
          <table:table-cell office:value-type="percentage" office:value="0.95796276665712365" table:style-name="ce15">
            <text:p>95,80%</text:p>
          </table:table-cell>
          <table:table-cell office:value-type="float" office:value="517571" table:style-name="ce13">
            <text:p>517.571</text:p>
          </table:table-cell>
          <table:table-cell office:value-type="float" office:value="497155" table:style-name="ce13">
            <text:p>497.155</text:p>
          </table:table-cell>
          <table:table-cell office:value-type="float" office:value="344889" table:style-name="ce13">
            <text:p>344.889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58000" table:style-name="ce7">
            <text:p>258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58738" table:style-name="ce14">
            <text:p>5.658.738</text:p>
          </table:table-cell>
          <table:table-cell office:value-type="float" office:value="5215889.5" table:style-name="ce14">
            <text:p>5.215.890</text:p>
          </table:table-cell>
          <table:table-cell office:value-type="percentage" office:value="0.92174076622738144" table:style-name="ce15">
            <text:p>92,17%</text:p>
          </table:table-cell>
          <table:table-cell office:value-type="float" office:value="2140016" table:style-name="ce13">
            <text:p>2.140.016</text:p>
          </table:table-cell>
          <table:table-cell office:value-type="float" office:value="2046517" table:style-name="ce13">
            <text:p>2.046.517</text:p>
          </table:table-cell>
          <table:table-cell office:value-type="float" office:value="1465974" table:style-name="ce13">
            <text:p>1.465.974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61667" table:style-name="ce14">
            <text:p>3.861.667</text:p>
          </table:table-cell>
          <table:table-cell office:value-type="percentage" office:value="0.89581526334530714" table:style-name="ce15">
            <text:p>89,58%</text:p>
          </table:table-cell>
          <table:table-cell office:value-type="float" office:value="1750249" table:style-name="ce13">
            <text:p>1.750.249</text:p>
          </table:table-cell>
          <table:table-cell office:value-type="float" office:value="1636067" table:style-name="ce13">
            <text:p>1.636.067</text:p>
          </table:table-cell>
          <table:table-cell office:value-type="float" office:value="999969" table:style-name="ce13">
            <text:p>999.969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872774.5" table:style-name="ce14">
            <text:p>13.872.775</text:p>
          </table:table-cell>
          <table:table-cell office:value-type="percentage" office:value="0.94285706032874461" table:style-name="ce15">
            <text:p>94,29%</text:p>
          </table:table-cell>
          <table:table-cell office:value-type="float" office:value="6468261" table:style-name="ce13">
            <text:p>6.468.261</text:p>
          </table:table-cell>
          <table:table-cell office:value-type="float" office:value="6169766" table:style-name="ce13">
            <text:p>6.169.766</text:p>
          </table:table-cell>
          <table:table-cell office:value-type="float" office:value="3542973" table:style-name="ce13">
            <text:p>3.542.973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65" table:style-name="ce14">
            <text:p>10.498.765</text:p>
          </table:table-cell>
          <table:table-cell office:value-type="float" office:value="9882416.5" table:style-name="ce14">
            <text:p>9.882.417</text:p>
          </table:table-cell>
          <table:table-cell office:value-type="percentage" office:value="0.9412932378236869" table:style-name="ce15">
            <text:p>94,13%</text:p>
          </table:table-cell>
          <table:table-cell office:value-type="float" office:value="4405776" table:style-name="ce13">
            <text:p>4.405.776</text:p>
          </table:table-cell>
          <table:table-cell office:value-type="float" office:value="4169182" table:style-name="ce13">
            <text:p>4.169.182</text:p>
          </table:table-cell>
          <table:table-cell office:value-type="float" office:value="2800300" table:style-name="ce13">
            <text:p>2.800.300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44000" table:style-name="ce7">
            <text:p>144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19538" table:style-name="ce14">
            <text:p>2.319.538</text:p>
          </table:table-cell>
          <table:table-cell office:value-type="float" office:value="2262636" table:style-name="ce14">
            <text:p>2.262.636</text:p>
          </table:table-cell>
          <table:table-cell office:value-type="percentage" office:value="0.97546839068814561" table:style-name="ce15">
            <text:p>97,55%</text:p>
          </table:table-cell>
          <table:table-cell office:value-type="float" office:value="961659" table:style-name="ce13">
            <text:p>961.659</text:p>
          </table:table-cell>
          <table:table-cell office:value-type="float" office:value="911514" table:style-name="ce13">
            <text:p>911.514</text:p>
          </table:table-cell>
          <table:table-cell office:value-type="float" office:value="609631" table:style-name="ce13">
            <text:p>609.631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99381" table:style-name="ce14">
            <text:p>5.999.381</text:p>
          </table:table-cell>
          <table:table-cell office:value-type="percentage" office:value="0.98684190181423281" table:style-name="ce15">
            <text:p>98,68%</text:p>
          </table:table-cell>
          <table:table-cell office:value-type="float" office:value="2467159" table:style-name="ce13">
            <text:p>2.467.159</text:p>
          </table:table-cell>
          <table:table-cell office:value-type="float" office:value="2355780" table:style-name="ce13">
            <text:p>2.355.780</text:p>
          </table:table-cell>
          <table:table-cell office:value-type="float" office:value="1909866" table:style-name="ce13">
            <text:p>1.909.866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2000" table:style-name="ce7">
            <text:p>42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78745" table:style-name="ce14">
            <text:p>678.745</text:p>
          </table:table-cell>
          <table:table-cell office:value-type="float" office:value="625057" table:style-name="ce14">
            <text:p>625.057</text:p>
          </table:table-cell>
          <table:table-cell office:value-type="percentage" office:value="0.92090107477771477" table:style-name="ce15">
            <text:p>92,09%</text:p>
          </table:table-cell>
          <table:table-cell office:value-type="float" office:value="282349" table:style-name="ce13">
            <text:p>282.349</text:p>
          </table:table-cell>
          <table:table-cell office:value-type="float" office:value="266249" table:style-name="ce13">
            <text:p>266.249</text:p>
          </table:table-cell>
          <table:table-cell office:value-type="float" office:value="160315" table:style-name="ce13">
            <text:p>160.315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869364" table:style-name="ce14">
            <text:p>12.869.364</text:p>
          </table:table-cell>
          <table:table-cell office:value-type="percentage" office:value="0.95799494478229852" table:style-name="ce15">
            <text:p>95,80%</text:p>
          </table:table-cell>
          <table:table-cell office:value-type="float" office:value="5754023" table:style-name="ce13">
            <text:p>5.754.023</text:p>
          </table:table-cell>
          <table:table-cell office:value-type="float" office:value="5427187" table:style-name="ce13">
            <text:p>5.427.187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47514" table:style-name="ce14">
            <text:p>2.747.514</text:p>
          </table:table-cell>
          <table:table-cell office:value-type="percentage" office:value="0.94815916569320524" table:style-name="ce15">
            <text:p>94,82%</text:p>
          </table:table-cell>
          <table:table-cell office:value-type="float" office:value="1293643" table:style-name="ce13">
            <text:p>1.293.643</text:p>
          </table:table-cell>
          <table:table-cell office:value-type="float" office:value="1213199" table:style-name="ce13">
            <text:p>1.213.199</text:p>
          </table:table-cell>
          <table:table-cell office:value-type="float" office:value="661108" table:style-name="ce13">
            <text:p>661.108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2000" table:style-name="ce7">
            <text:p>72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8767" table:style-name="ce14">
            <text:p>1.378.767</text:p>
          </table:table-cell>
          <table:table-cell office:value-type="float" office:value="1283895" table:style-name="ce14">
            <text:p>1.283.895</text:p>
          </table:table-cell>
          <table:table-cell office:value-type="percentage" office:value="0.93119069429424983" table:style-name="ce15">
            <text:p>93,12%</text:p>
          </table:table-cell>
          <table:table-cell office:value-type="float" office:value="565767" table:style-name="ce13">
            <text:p>565.767</text:p>
          </table:table-cell>
          <table:table-cell office:value-type="float" office:value="543806" table:style-name="ce13">
            <text:p>543.806</text:p>
          </table:table-cell>
          <table:table-cell office:value-type="float" office:value="335097" table:style-name="ce13">
            <text:p>335.097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27499" table:style-name="ce14">
            <text:p>4.327.499</text:p>
          </table:table-cell>
          <table:table-cell office:value-type="percentage" office:value="0.92606342171686096" table:style-name="ce15">
            <text:p>92,61%</text:p>
          </table:table-cell>
          <table:table-cell office:value-type="float" office:value="1939667" table:style-name="ce13">
            <text:p>1.939.667</text:p>
          </table:table-cell>
          <table:table-cell office:value-type="float" office:value="1857761" table:style-name="ce13">
            <text:p>1.857.761</text:p>
          </table:table-cell>
          <table:table-cell office:value-type="float" office:value="1137164" table:style-name="ce13">
            <text:p>1.137.164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5596" table:style-name="ce14">
            <text:p>145.596</text:p>
          </table:table-cell>
          <table:table-cell office:value-type="percentage" office:value="0.8787306338984483" table:style-name="ce15">
            <text:p>87,87%</text:p>
          </table:table-cell>
          <table:table-cell office:value-type="float" office:value="66945" table:style-name="ce13">
            <text:p>66.945</text:p>
          </table:table-cell>
          <table:table-cell office:value-type="float" office:value="62659" table:style-name="ce13">
            <text:p>62.659</text:p>
          </table:table-cell>
          <table:table-cell office:value-type="float" office:value="32321" table:style-name="ce13">
            <text:p>32.321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294" table:style-name="ce14">
            <text:p>136.294</text:p>
          </table:table-cell>
          <table:table-cell office:value-type="percentage" office:value="0.8638230447458487" table:style-name="ce15">
            <text:p>86,38%</text:p>
          </table:table-cell>
          <table:table-cell office:value-type="float" office:value="65143" table:style-name="ce13">
            <text:p>65.143</text:p>
          </table:table-cell>
          <table:table-cell office:value-type="float" office:value="60479" table:style-name="ce13">
            <text:p>60.479</text:p>
          </table:table-cell>
          <table:table-cell office:value-type="float" office:value="26082" table:style-name="ce13">
            <text:p>26.082</text:p>
          </table:table-cell>
          <table:table-cell office:value-type="date" office:date-value="2022-02-23T00:00:00" table:style-name="ce17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1548.5" table:style-name="ce14">
            <text:p>201.549</text:p>
          </table:table-cell>
          <table:table-cell office:value-type="percentage" office:value="0.9483474963063343" table:style-name="ce15">
            <text:p>94,83%</text:p>
          </table:table-cell>
          <table:table-cell office:value-type="float" office:value="95080" table:style-name="ce13">
            <text:p>95.080</text:p>
          </table:table-cell>
          <table:table-cell office:value-type="float" office:value="91028" table:style-name="ce13">
            <text:p>91.028</text:p>
          </table:table-cell>
          <table:table-cell office:value-type="float" office:value="42495" table:style-name="ce13">
            <text:p>42.495</text:p>
          </table:table-cell>
          <table:table-cell office:value-type="date" office:date-value="2022-02-23T00:00:00" table:style-name="ce17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75" table:style-name="ce14">
            <text:p>12.275</text:p>
          </table:table-cell>
          <table:table-cell office:value-type="float" office:value="12277" table:style-name="ce14">
            <text:p>12.277</text:p>
          </table:table-cell>
          <table:table-cell office:value-type="percentage" office:value="1" table:style-name="ce15">
            <text:p>100,00%</text:p>
          </table:table-cell>
          <table:table-cell office:value-type="float" office:value="8054" table:style-name="ce13">
            <text:p>8.054</text:p>
          </table:table-cell>
          <table:table-cell office:value-type="float" office:value="7543" table:style-name="ce13">
            <text:p>7.543</text:p>
          </table:table-cell>
          <table:table-cell office:value-type="float" office:value="2942" table:style-name="ce13">
            <text:p>2.942</text:p>
          </table:table-cell>
          <table:table-cell office:value-type="date" office:date-value="2022-02-23T00:00:00" table:style-name="ce17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37827" table:style-name="ce19">
            <text:p>63.337.827</text:p>
          </table:table-cell>
          <table:table-cell office:value-type="float" office:value="5034000" table:style-name="ce19">
            <text:p>5.034.000</text:p>
          </table:table-cell>
          <table:table-cell office:value-type="float" office:value="18495040" table:style-name="ce20">
            <text:p>18.495.0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990297" table:style-name="ce23">
            <text:p>97.990.297</text:p>
          </table:table-cell>
          <table:table-cell office:value-type="float" office:value="92371808" table:style-name="ce23">
            <text:p>92.371.808</text:p>
          </table:table-cell>
          <table:table-cell office:value-type="percentage" office:value="0.94266280262422308" table:style-name="ce24">
            <text:p>94,27%</text:p>
          </table:table-cell>
          <table:table-cell office:value-type="float" office:value="41034001" table:style-name="ce23">
            <text:p>41.034.001</text:p>
          </table:table-cell>
          <table:table-cell office:value-type="float" office:value="38929905" table:style-name="ce23">
            <text:p>38.929.905</text:p>
          </table:table-cell>
          <table:table-cell office:value-type="float" office:value="23955189" table:style-name="ce23">
            <text:p>23.955.189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4379" table:style-name="ce32">
            <text:p>7.034.379</text:p>
          </table:table-cell>
          <table:table-cell office:value-type="percentage" office:value="0.93691719704502063" table:style-name="ce33">
            <text:p>93,7%</text:p>
          </table:table-cell>
          <table:table-cell office:value-type="float" office:value="6918801" table:style-name="ce32">
            <text:p>6.918.801</text:p>
          </table:table-cell>
          <table:table-cell office:value-type="percentage" office:value="0.92152322754180371" table:style-name="ce33">
            <text:p>92,2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251" table:style-name="ce32">
            <text:p>1.095.251</text:p>
          </table:table-cell>
          <table:table-cell office:value-type="percentage" office:value="0.92083708870295133" table:style-name="ce33">
            <text:p>92,1%</text:p>
          </table:table-cell>
          <table:table-cell office:value-type="float" office:value="1076393" table:style-name="ce32">
            <text:p>1.076.393</text:p>
          </table:table-cell>
          <table:table-cell office:value-type="percentage" office:value="0.90498214237671182" table:style-name="ce33">
            <text:p>90,5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336" table:style-name="ce32">
            <text:p>884.336</text:p>
          </table:table-cell>
          <table:table-cell office:value-type="percentage" office:value="0.95044209933505075" table:style-name="ce33">
            <text:p>95,0%</text:p>
          </table:table-cell>
          <table:table-cell office:value-type="float" office:value="873784" table:style-name="ce32">
            <text:p>873.784</text:p>
          </table:table-cell>
          <table:table-cell office:value-type="percentage" office:value="0.93910131366966632" table:style-name="ce33">
            <text:p>93,9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151" table:style-name="ce32">
            <text:p>896.151</text:p>
          </table:table-cell>
          <table:table-cell office:value-type="percentage" office:value="0.82732806062111164" table:style-name="ce33">
            <text:p>82,7%</text:p>
          </table:table-cell>
          <table:table-cell office:value-type="float" office:value="881799" table:style-name="ce32">
            <text:p>881.799</text:p>
          </table:table-cell>
          <table:table-cell office:value-type="percentage" office:value="0.81407827088028195" table:style-name="ce33">
            <text:p>81,4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201" table:style-name="ce32">
            <text:p>1.740.201</text:p>
          </table:table-cell>
          <table:table-cell office:value-type="percentage" office:value="0.85576094177907891" table:style-name="ce33">
            <text:p>85,6%</text:p>
          </table:table-cell>
          <table:table-cell office:value-type="float" office:value="1685583" table:style-name="ce32">
            <text:p>1.685.583</text:p>
          </table:table-cell>
          <table:table-cell office:value-type="percentage" office:value="0.82890200357706101" table:style-name="ce33">
            <text:p>82,9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839" table:style-name="ce32">
            <text:p>493.839</text:p>
          </table:table-cell>
          <table:table-cell office:value-type="percentage" office:value="0.93696567007297049" table:style-name="ce33">
            <text:p>93,7%</text:p>
          </table:table-cell>
          <table:table-cell office:value-type="float" office:value="489440" table:style-name="ce32">
            <text:p>489.440</text:p>
          </table:table-cell>
          <table:table-cell office:value-type="percentage" office:value="0.9286194034098455" table:style-name="ce33">
            <text:p>92,9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806" table:style-name="ce32">
            <text:p>2.045.806</text:p>
          </table:table-cell>
          <table:table-cell office:value-type="percentage" office:value="0.941835021446503" table:style-name="ce33">
            <text:p>94,2%</text:p>
          </table:table-cell>
          <table:table-cell office:value-type="float" office:value="2011682" table:style-name="ce32">
            <text:p>2.011.682</text:p>
          </table:table-cell>
          <table:table-cell office:value-type="percentage" office:value="0.92612523358204246" table:style-name="ce33">
            <text:p>92,6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6341" table:style-name="ce32">
            <text:p>1.656.341</text:p>
          </table:table-cell>
          <table:table-cell office:value-type="percentage" office:value="0.91204086599613898" table:style-name="ce33">
            <text:p>91,2%</text:p>
          </table:table-cell>
          <table:table-cell office:value-type="float" office:value="1608057" table:style-name="ce32">
            <text:p>1.608.057</text:p>
          </table:table-cell>
          <table:table-cell office:value-type="percentage" office:value="0.88545396077930405" table:style-name="ce33">
            <text:p>88,5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0699" table:style-name="ce32">
            <text:p>6.240.699</text:p>
          </table:table-cell>
          <table:table-cell office:value-type="percentage" office:value="0.92012947012671298" table:style-name="ce33">
            <text:p>92,0%</text:p>
          </table:table-cell>
          <table:table-cell office:value-type="float" office:value="6107850" table:style-name="ce32">
            <text:p>6.107.850</text:p>
          </table:table-cell>
          <table:table-cell office:value-type="percentage" office:value="0.900542196333046" table:style-name="ce33">
            <text:p>90,1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2620" table:style-name="ce32">
            <text:p>4.172.620</text:p>
          </table:table-cell>
          <table:table-cell office:value-type="percentage" office:value="0.92889489063509423" table:style-name="ce33">
            <text:p>92,9%</text:p>
          </table:table-cell>
          <table:table-cell office:value-type="float" office:value="4104599" table:style-name="ce32">
            <text:p>4.104.599</text:p>
          </table:table-cell>
          <table:table-cell office:value-type="percentage" office:value="0.91375228015153964" table:style-name="ce33">
            <text:p>91,4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278" table:style-name="ce32">
            <text:p>909.278</text:p>
          </table:table-cell>
          <table:table-cell office:value-type="percentage" office:value="0.9572455758035141" table:style-name="ce33">
            <text:p>95,7%</text:p>
          </table:table-cell>
          <table:table-cell office:value-type="float" office:value="897037" table:style-name="ce32">
            <text:p>897.037</text:p>
          </table:table-cell>
          <table:table-cell office:value-type="percentage" office:value="0.94435882049500464" table:style-name="ce33">
            <text:p>94,4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094" table:style-name="ce32">
            <text:p>2.340.094</text:p>
          </table:table-cell>
          <table:table-cell office:value-type="percentage" office:value="0.95275773606169389" table:style-name="ce33">
            <text:p>95,3%</text:p>
          </table:table-cell>
          <table:table-cell office:value-type="float" office:value="2323296" table:style-name="ce32">
            <text:p>2.323.296</text:p>
          </table:table-cell>
          <table:table-cell office:value-type="percentage" office:value="0.94591851317134656" table:style-name="ce33">
            <text:p>94,6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592" table:style-name="ce32">
            <text:p>268.592</text:p>
          </table:table-cell>
          <table:table-cell office:value-type="percentage" office:value="0.95421683322734552" table:style-name="ce33">
            <text:p>95,4%</text:p>
          </table:table-cell>
          <table:table-cell office:value-type="float" office:value="262139" table:style-name="ce32">
            <text:p>262.139</text:p>
          </table:table-cell>
          <table:table-cell office:value-type="percentage" office:value="0.93129149954348278" table:style-name="ce33">
            <text:p>93,1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147" table:style-name="ce32">
            <text:p>1.228.147</text:p>
          </table:table-cell>
          <table:table-cell office:value-type="percentage" office:value="0.93209923391827953" table:style-name="ce33">
            <text:p>93,2%</text:p>
          </table:table-cell>
          <table:table-cell office:value-type="float" office:value="1194711" table:style-name="ce32">
            <text:p>1.194.711</text:p>
          </table:table-cell>
          <table:table-cell office:value-type="percentage" office:value="0.90672306153395454" table:style-name="ce33">
            <text:p>90,7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27" table:style-name="ce32">
            <text:p>539.327</text:p>
          </table:table-cell>
          <table:table-cell office:value-type="percentage" office:value="0.92959525935322851" table:style-name="ce33">
            <text:p>93,0%</text:p>
          </table:table-cell>
          <table:table-cell office:value-type="float" office:value="534293" table:style-name="ce32">
            <text:p>534.293</text:p>
          </table:table-cell>
          <table:table-cell office:value-type="percentage" office:value="0.92091855202060069" table:style-name="ce33">
            <text:p>92,1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0373" table:style-name="ce32">
            <text:p>1.860.373</text:p>
          </table:table-cell>
          <table:table-cell office:value-type="percentage" office:value="0.95147431048565068" table:style-name="ce33">
            <text:p>95,1%</text:p>
          </table:table-cell>
          <table:table-cell office:value-type="float" office:value="1830301" table:style-name="ce32">
            <text:p>1.830.301</text:p>
          </table:table-cell>
          <table:table-cell office:value-type="percentage" office:value="0.93609420366571483" table:style-name="ce33">
            <text:p>93,6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081" table:style-name="ce32">
            <text:p>64.081</text:p>
          </table:table-cell>
          <table:table-cell office:value-type="percentage" office:value="0.90218079939179774" table:style-name="ce33">
            <text:p>90,2%</text:p>
          </table:table-cell>
          <table:table-cell office:value-type="float" office:value="61641" table:style-name="ce32">
            <text:p>61.641</text:p>
          </table:table-cell>
          <table:table-cell office:value-type="percentage" office:value="0.8678286333751003" table:style-name="ce33">
            <text:p>86,8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86" table:style-name="ce32">
            <text:p>61.786</text:p>
          </table:table-cell>
          <table:table-cell office:value-type="percentage" office:value="0.90507719801951192" table:style-name="ce33">
            <text:p>90,5%</text:p>
          </table:table-cell>
          <table:table-cell office:value-type="float" office:value="59438" table:style-name="ce32">
            <text:p>59.438</text:p>
          </table:table-cell>
          <table:table-cell office:value-type="percentage" office:value="0.87068233088213753" table:style-name="ce33">
            <text:p>87,1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0" table:style-name="ce32">
            <text:p>95.080</text:p>
          </table:table-cell>
          <table:table-cell office:value-type="string" table:style-name="ce33">
            <text:p>-</text:p>
          </table:table-cell>
          <table:table-cell office:value-type="float" office:value="91028" table:style-name="ce32">
            <text:p>91.028</text:p>
          </table:table-cell>
          <table:table-cell office:value-type="string" table:style-name="ce33">
            <text:p>-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54" table:style-name="ce32">
            <text:p>8.054</text:p>
          </table:table-cell>
          <table:table-cell office:value-type="string" table:style-name="ce33">
            <text:p>-</text:p>
          </table:table-cell>
          <table:table-cell office:value-type="float" office:value="7543" table:style-name="ce32">
            <text:p>7.543</text:p>
          </table:table-cell>
          <table:table-cell office:value-type="string" table:style-name="ce33">
            <text:p>-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58856" table:style-name="ce35">
            <text:p>39.158.856</text:p>
          </table:table-cell>
          <table:table-cell office:value-type="percentage" office:value="0.92826420214012872" table:style-name="ce36">
            <text:p>92,8%</text:p>
          </table:table-cell>
          <table:table-cell office:value-type="float" office:value="38401260" table:style-name="ce35">
            <text:p>38.401.260</text:p>
          </table:table-cell>
          <table:table-cell office:value-type="percentage" office:value="0.91030532084685101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64" table:style-name="ce45">
            <text:p>435.464</text:p>
          </table:table-cell>
          <table:table-cell office:value-type="percentage" office:value="1" table:style-name="ce46">
            <text:p>100,0%</text:p>
          </table:table-cell>
          <table:table-cell office:value-type="float" office:value="656487" table:style-name="ce45">
            <text:p>656.487</text:p>
          </table:table-cell>
          <table:table-cell office:value-type="percentage" office:value="1" table:style-name="ce46">
            <text:p>100,0%</text:p>
          </table:table-cell>
          <table:table-cell office:value-type="float" office:value="937397" table:style-name="ce45">
            <text:p>937.397</text:p>
          </table:table-cell>
          <table:table-cell office:value-type="percentage" office:value="0.97825989403368085" table:style-name="ce46">
            <text:p>97,8%</text:p>
          </table:table-cell>
          <table:table-cell office:value-type="float" office:value="1229354" table:style-name="ce45">
            <text:p>1.229.354</text:p>
          </table:table-cell>
          <table:table-cell office:value-type="percentage" office:value="0.95477057543893984" table:style-name="ce46">
            <text:p>95,5%</text:p>
          </table:table-cell>
          <table:table-cell office:value-type="float" office:value="1276673" table:style-name="ce45">
            <text:p>1.276.673</text:p>
          </table:table-cell>
          <table:table-cell office:value-type="percentage" office:value="0.92222769616624867" table:style-name="ce46">
            <text:p>92,2%</text:p>
          </table:table-cell>
          <table:table-cell office:value-type="float" office:value="967473" table:style-name="ce45">
            <text:p>967.473</text:p>
          </table:table-cell>
          <table:table-cell office:value-type="percentage" office:value="0.87810556257958761" table:style-name="ce46">
            <text:p>87,8%</text:p>
          </table:table-cell>
          <table:table-cell office:value-type="float" office:value="811321" table:style-name="ce45">
            <text:p>811.321</text:p>
          </table:table-cell>
          <table:table-cell office:value-type="percentage" office:value="0.87605062886562313" table:style-name="ce46">
            <text:p>87,6%</text:p>
          </table:table-cell>
          <table:table-cell office:value-type="float" office:value="720210" table:style-name="ce45">
            <text:p>720.210</text:p>
          </table:table-cell>
          <table:table-cell office:value-type="percentage" office:value="0.93189328792540815" table:style-name="ce46">
            <text:p>93,2%</text:p>
          </table:table-cell>
          <table:table-cell office:value-type="float" office:value="7034379" table:style-name="ce45">
            <text:p>7.034.37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91719704502063" table:style-name="ce46">
            <text:p>93,7%</text:p>
          </table:table-cell>
          <table:table-cell office:value-type="percentage" office:value="0.82735820551275041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79" table:style-name="ce48">
            <text:p>101.679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1" table:style-name="ce48">
            <text:p>119.851</text:p>
          </table:table-cell>
          <table:table-cell office:value-type="percentage" office:value="1" table:style-name="ce49">
            <text:p>100,0%</text:p>
          </table:table-cell>
          <table:table-cell office:value-type="float" office:value="156010" table:style-name="ce48">
            <text:p>156.010</text:p>
          </table:table-cell>
          <table:table-cell office:value-type="percentage" office:value="0.96714400843097137" table:style-name="ce49">
            <text:p>96,7%</text:p>
          </table:table-cell>
          <table:table-cell office:value-type="float" office:value="188474" table:style-name="ce48">
            <text:p>188.474</text:p>
          </table:table-cell>
          <table:table-cell office:value-type="percentage" office:value="0.93782156540777228" table:style-name="ce49">
            <text:p>93,8%</text:p>
          </table:table-cell>
          <table:table-cell office:value-type="float" office:value="192227" table:style-name="ce48">
            <text:p>192.227</text:p>
          </table:table-cell>
          <table:table-cell office:value-type="percentage" office:value="0.8997832772413018" table:style-name="ce49">
            <text:p>90,0%</text:p>
          </table:table-cell>
          <table:table-cell office:value-type="float" office:value="131748" table:style-name="ce48">
            <text:p>131.748</text:p>
          </table:table-cell>
          <table:table-cell office:value-type="percentage" office:value="0.83238352771705482" table:style-name="ce49">
            <text:p>83,2%</text:p>
          </table:table-cell>
          <table:table-cell office:value-type="float" office:value="110515" table:style-name="ce48">
            <text:p>110.515</text:p>
          </table:table-cell>
          <table:table-cell office:value-type="percentage" office:value="0.84492882154161375" table:style-name="ce49">
            <text:p>84,5%</text:p>
          </table:table-cell>
          <table:table-cell office:value-type="float" office:value="94747" table:style-name="ce48">
            <text:p>94.747</text:p>
          </table:table-cell>
          <table:table-cell office:value-type="percentage" office:value="0.88517989106570627" table:style-name="ce49">
            <text:p>88,5%</text:p>
          </table:table-cell>
          <table:table-cell office:value-type="float" office:value="1095251" table:style-name="ce48">
            <text:p>1.095.25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83708870295133" table:style-name="ce49">
            <text:p>92,1%</text:p>
          </table:table-cell>
          <table:table-cell office:value-type="percentage" office:value="0.82279606921321913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4" table:style-name="ce48">
            <text:p>89.264</text:p>
          </table:table-cell>
          <table:table-cell office:value-type="percentage" office:value="1" table:style-name="ce49">
            <text:p>100,0%</text:p>
          </table:table-cell>
          <table:table-cell office:value-type="float" office:value="114785" table:style-name="ce48">
            <text:p>114.785</text:p>
          </table:table-cell>
          <table:table-cell office:value-type="percentage" office:value="1" table:style-name="ce49">
            <text:p>100,0%</text:p>
          </table:table-cell>
          <table:table-cell office:value-type="float" office:value="149126" table:style-name="ce48">
            <text:p>149.126</text:p>
          </table:table-cell>
          <table:table-cell office:value-type="percentage" office:value="0.98115665504309491" table:style-name="ce49">
            <text:p>98,1%</text:p>
          </table:table-cell>
          <table:table-cell office:value-type="float" office:value="154323" table:style-name="ce48">
            <text:p>154.323</text:p>
          </table:table-cell>
          <table:table-cell office:value-type="percentage" office:value="0.95212329485510505" table:style-name="ce49">
            <text:p>95,2%</text:p>
          </table:table-cell>
          <table:table-cell office:value-type="float" office:value="152351" table:style-name="ce48">
            <text:p>152.351</text:p>
          </table:table-cell>
          <table:table-cell office:value-type="percentage" office:value="0.91821962391513978" table:style-name="ce49">
            <text:p>91,8%</text:p>
          </table:table-cell>
          <table:table-cell office:value-type="float" office:value="92967" table:style-name="ce48">
            <text:p>92.967</text:p>
          </table:table-cell>
          <table:table-cell office:value-type="percentage" office:value="0.85612067298394889" table:style-name="ce49">
            <text:p>85,6%</text:p>
          </table:table-cell>
          <table:table-cell office:value-type="float" office:value="68741" table:style-name="ce48">
            <text:p>68.741</text:p>
          </table:table-cell>
          <table:table-cell office:value-type="percentage" office:value="0.86748189091643324" table:style-name="ce49">
            <text:p>86,7%</text:p>
          </table:table-cell>
          <table:table-cell office:value-type="float" office:value="62779" table:style-name="ce48">
            <text:p>62.779</text:p>
          </table:table-cell>
          <table:table-cell office:value-type="percentage" office:value="0.96204180458501898" table:style-name="ce49">
            <text:p>96,2%</text:p>
          </table:table-cell>
          <table:table-cell office:value-type="float" office:value="884336" table:style-name="ce48">
            <text:p>884.336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44209933505075" table:style-name="ce49">
            <text:p>95,0%</text:p>
          </table:table-cell>
          <table:table-cell office:value-type="percentage" office:value="0.87308283533536246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3" table:style-name="ce48">
            <text:p>51.853</text:p>
          </table:table-cell>
          <table:table-cell office:value-type="percentage" office:value="0.96681147800794287" table:style-name="ce49">
            <text:p>96,7%</text:p>
          </table:table-cell>
          <table:table-cell office:value-type="float" office:value="79931" table:style-name="ce48">
            <text:p>79.931</text:p>
          </table:table-cell>
          <table:table-cell office:value-type="percentage" office:value="0.91628264208909371" table:style-name="ce49">
            <text:p>91,6%</text:p>
          </table:table-cell>
          <table:table-cell office:value-type="float" office:value="112173" table:style-name="ce48">
            <text:p>112.173</text:p>
          </table:table-cell>
          <table:table-cell office:value-type="percentage" office:value="0.88052718752207737" table:style-name="ce49">
            <text:p>88,1%</text:p>
          </table:table-cell>
          <table:table-cell office:value-type="float" office:value="153672" table:style-name="ce48">
            <text:p>153.672</text:p>
          </table:table-cell>
          <table:table-cell office:value-type="percentage" office:value="0.86571872816999795" table:style-name="ce49">
            <text:p>86,6%</text:p>
          </table:table-cell>
          <table:table-cell office:value-type="float" office:value="173869" table:style-name="ce48">
            <text:p>173.869</text:p>
          </table:table-cell>
          <table:table-cell office:value-type="percentage" office:value="0.80263406932781833" table:style-name="ce49">
            <text:p>80,3%</text:p>
          </table:table-cell>
          <table:table-cell office:value-type="float" office:value="135468" table:style-name="ce48">
            <text:p>135.468</text:p>
          </table:table-cell>
          <table:table-cell office:value-type="percentage" office:value="0.73605111737762641" table:style-name="ce49">
            <text:p>73,6%</text:p>
          </table:table-cell>
          <table:table-cell office:value-type="float" office:value="104909" table:style-name="ce48">
            <text:p>104.909</text:p>
          </table:table-cell>
          <table:table-cell office:value-type="percentage" office:value="0.76457041242447876" table:style-name="ce49">
            <text:p>76,5%</text:p>
          </table:table-cell>
          <table:table-cell office:value-type="float" office:value="84276" table:style-name="ce48">
            <text:p>84.276</text:p>
          </table:table-cell>
          <table:table-cell office:value-type="percentage" office:value="0.84668863526764182" table:style-name="ce49">
            <text:p>84,7%</text:p>
          </table:table-cell>
          <table:table-cell office:value-type="float" office:value="896151" table:style-name="ce48">
            <text:p>896.151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32806062111164" table:style-name="ce49">
            <text:p>82,7%</text:p>
          </table:table-cell>
          <table:table-cell office:value-type="percentage" office:value="0.7346854952757681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8" table:style-name="ce48">
            <text:p>94.788</text:p>
          </table:table-cell>
          <table:table-cell office:value-type="percentage" office:value="0.94446105099539668" table:style-name="ce49">
            <text:p>94,4%</text:p>
          </table:table-cell>
          <table:table-cell office:value-type="float" office:value="156080" table:style-name="ce48">
            <text:p>156.080</text:p>
          </table:table-cell>
          <table:table-cell office:value-type="percentage" office:value="0.93212140033204738" table:style-name="ce49">
            <text:p>93,2%</text:p>
          </table:table-cell>
          <table:table-cell office:value-type="float" office:value="229242" table:style-name="ce48">
            <text:p>229.242</text:p>
          </table:table-cell>
          <table:table-cell office:value-type="percentage" office:value="0.91129971576792357" table:style-name="ce49">
            <text:p>91,1%</text:p>
          </table:table-cell>
          <table:table-cell office:value-type="float" office:value="325562" table:style-name="ce48">
            <text:p>325.562</text:p>
          </table:table-cell>
          <table:table-cell office:value-type="percentage" office:value="0.88408595317816574" table:style-name="ce49">
            <text:p>88,4%</text:p>
          </table:table-cell>
          <table:table-cell office:value-type="float" office:value="324696" table:style-name="ce48">
            <text:p>324.696</text:p>
          </table:table-cell>
          <table:table-cell office:value-type="percentage" office:value="0.82388196039126627" table:style-name="ce49">
            <text:p>82,4%</text:p>
          </table:table-cell>
          <table:table-cell office:value-type="float" office:value="239008" table:style-name="ce48">
            <text:p>239.008</text:p>
          </table:table-cell>
          <table:table-cell office:value-type="percentage" office:value="0.76394065114970822" table:style-name="ce49">
            <text:p>76,4%</text:p>
          </table:table-cell>
          <table:table-cell office:value-type="float" office:value="199784" table:style-name="ce48">
            <text:p>199.784</text:p>
          </table:table-cell>
          <table:table-cell office:value-type="percentage" office:value="0.78447879813563381" table:style-name="ce49">
            <text:p>78,4%</text:p>
          </table:table-cell>
          <table:table-cell office:value-type="float" office:value="171041" table:style-name="ce48">
            <text:p>171.041</text:p>
          </table:table-cell>
          <table:table-cell office:value-type="percentage" office:value="0.92823379372099968" table:style-name="ce49">
            <text:p>92,8%</text:p>
          </table:table-cell>
          <table:table-cell office:value-type="float" office:value="1740201" table:style-name="ce48">
            <text:p>1.740.20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76094177907891" table:style-name="ce49">
            <text:p>85,6%</text:p>
          </table:table-cell>
          <table:table-cell office:value-type="percentage" office:value="0.77536314215710522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4" table:style-name="ce48">
            <text:p>42.574</text:p>
          </table:table-cell>
          <table:table-cell office:value-type="percentage" office:value="1" table:style-name="ce49">
            <text:p>100,0%</text:p>
          </table:table-cell>
          <table:table-cell office:value-type="float" office:value="56206" table:style-name="ce48">
            <text:p>56.206</text:p>
          </table:table-cell>
          <table:table-cell office:value-type="percentage" office:value="1" table:style-name="ce49">
            <text:p>100,0%</text:p>
          </table:table-cell>
          <table:table-cell office:value-type="float" office:value="77271" table:style-name="ce48">
            <text:p>77.271</text:p>
          </table:table-cell>
          <table:table-cell office:value-type="percentage" office:value="0.9749422763919906" table:style-name="ce49">
            <text:p>97,5%</text:p>
          </table:table-cell>
          <table:table-cell office:value-type="float" office:value="85160" table:style-name="ce48">
            <text:p>85.160</text:p>
          </table:table-cell>
          <table:table-cell office:value-type="percentage" office:value="0.9361327910300099" table:style-name="ce49">
            <text:p>93,6%</text:p>
          </table:table-cell>
          <table:table-cell office:value-type="float" office:value="89459" table:style-name="ce48">
            <text:p>89.459</text:p>
          </table:table-cell>
          <table:table-cell office:value-type="percentage" office:value="0.91860226315897564" table:style-name="ce49">
            <text:p>91,9%</text:p>
          </table:table-cell>
          <table:table-cell office:value-type="float" office:value="56806" table:style-name="ce48">
            <text:p>56.806</text:p>
          </table:table-cell>
          <table:table-cell office:value-type="percentage" office:value="0.84585604097799216" table:style-name="ce49">
            <text:p>84,6%</text:p>
          </table:table-cell>
          <table:table-cell office:value-type="float" office:value="43387" table:style-name="ce48">
            <text:p>43.387</text:p>
          </table:table-cell>
          <table:table-cell office:value-type="percentage" office:value="0.85284925205904905" table:style-name="ce49">
            <text:p>85,3%</text:p>
          </table:table-cell>
          <table:table-cell office:value-type="float" office:value="42976" table:style-name="ce48">
            <text:p>42.976</text:p>
          </table:table-cell>
          <table:table-cell office:value-type="percentage" office:value="0.94905372877238703" table:style-name="ce49">
            <text:p>94,9%</text:p>
          </table:table-cell>
          <table:table-cell office:value-type="float" office:value="493839" table:style-name="ce48">
            <text:p>493.83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96567007297049" table:style-name="ce49">
            <text:p>93,7%</text:p>
          </table:table-cell>
          <table:table-cell office:value-type="percentage" office:value="0.84611457110793187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6" table:style-name="ce48">
            <text:p>229.996</text:p>
          </table:table-cell>
          <table:table-cell office:value-type="percentage" office:value="1" table:style-name="ce49">
            <text:p>100,0%</text:p>
          </table:table-cell>
          <table:table-cell office:value-type="float" office:value="252325" table:style-name="ce48">
            <text:p>252.325</text:p>
          </table:table-cell>
          <table:table-cell office:value-type="percentage" office:value="1" table:style-name="ce49">
            <text:p>100,0%</text:p>
          </table:table-cell>
          <table:table-cell office:value-type="float" office:value="324582" table:style-name="ce48">
            <text:p>324.582</text:p>
          </table:table-cell>
          <table:table-cell office:value-type="percentage" office:value="0.99186842804888109" table:style-name="ce49">
            <text:p>99,2%</text:p>
          </table:table-cell>
          <table:table-cell office:value-type="float" office:value="357798" table:style-name="ce48">
            <text:p>357.798</text:p>
          </table:table-cell>
          <table:table-cell office:value-type="percentage" office:value="0.9386022670335753" table:style-name="ce49">
            <text:p>93,9%</text:p>
          </table:table-cell>
          <table:table-cell office:value-type="float" office:value="326088" table:style-name="ce48">
            <text:p>326.088</text:p>
          </table:table-cell>
          <table:table-cell office:value-type="percentage" office:value="0.90529203058283958" table:style-name="ce49">
            <text:p>90,5%</text:p>
          </table:table-cell>
          <table:table-cell office:value-type="float" office:value="218837" table:style-name="ce48">
            <text:p>218.837</text:p>
          </table:table-cell>
          <table:table-cell office:value-type="percentage" office:value="0.84525032637832076" table:style-name="ce49">
            <text:p>84,5%</text:p>
          </table:table-cell>
          <table:table-cell office:value-type="float" office:value="180852" table:style-name="ce48">
            <text:p>180.852</text:p>
          </table:table-cell>
          <table:table-cell office:value-type="percentage" office:value="0.85396569064921446" table:style-name="ce49">
            <text:p>85,4%</text:p>
          </table:table-cell>
          <table:table-cell office:value-type="float" office:value="155328" table:style-name="ce48">
            <text:p>155.328</text:p>
          </table:table-cell>
          <table:table-cell office:value-type="percentage" office:value="0.92348303784825025" table:style-name="ce49">
            <text:p>92,3%</text:p>
          </table:table-cell>
          <table:table-cell office:value-type="float" office:value="2045806" table:style-name="ce48">
            <text:p>2.045.806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835021446503" table:style-name="ce49">
            <text:p>94,2%</text:p>
          </table:table-cell>
          <table:table-cell office:value-type="percentage" office:value="0.8571876300201664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29" table:style-name="ce48">
            <text:p>138.929</text:p>
          </table:table-cell>
          <table:table-cell office:value-type="percentage" office:value="1" table:style-name="ce49">
            <text:p>100,0%</text:p>
          </table:table-cell>
          <table:table-cell office:value-type="float" office:value="159334" table:style-name="ce48">
            <text:p>159.334</text:p>
          </table:table-cell>
          <table:table-cell office:value-type="percentage" office:value="1" table:style-name="ce49">
            <text:p>100,0%</text:p>
          </table:table-cell>
          <table:table-cell office:value-type="float" office:value="225332" table:style-name="ce48">
            <text:p>225.332</text:p>
          </table:table-cell>
          <table:table-cell office:value-type="percentage" office:value="0.98817689055729996" table:style-name="ce49">
            <text:p>98,8%</text:p>
          </table:table-cell>
          <table:table-cell office:value-type="float" office:value="289952" table:style-name="ce48">
            <text:p>289.952</text:p>
          </table:table-cell>
          <table:table-cell office:value-type="percentage" office:value="0.93110302594354011" table:style-name="ce49">
            <text:p>93,1%</text:p>
          </table:table-cell>
          <table:table-cell office:value-type="float" office:value="291808" table:style-name="ce48">
            <text:p>291.808</text:p>
          </table:table-cell>
          <table:table-cell office:value-type="percentage" office:value="0.88244561979672254" table:style-name="ce49">
            <text:p>88,2%</text:p>
          </table:table-cell>
          <table:table-cell office:value-type="float" office:value="211861" table:style-name="ce48">
            <text:p>211.861</text:p>
          </table:table-cell>
          <table:table-cell office:value-type="percentage" office:value="0.82195995359862817" table:style-name="ce49">
            <text:p>82,2%</text:p>
          </table:table-cell>
          <table:table-cell office:value-type="float" office:value="180013" table:style-name="ce48">
            <text:p>180.013</text:p>
          </table:table-cell>
          <table:table-cell office:value-type="percentage" office:value="0.82200719660992183" table:style-name="ce49">
            <text:p>82,2%</text:p>
          </table:table-cell>
          <table:table-cell office:value-type="float" office:value="159112" table:style-name="ce48">
            <text:p>159.112</text:p>
          </table:table-cell>
          <table:table-cell office:value-type="percentage" office:value="0.89481261528771316" table:style-name="ce49">
            <text:p>89,5%</text:p>
          </table:table-cell>
          <table:table-cell office:value-type="float" office:value="1656341" table:style-name="ce48">
            <text:p>1.656.34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04086599613898" table:style-name="ce49">
            <text:p>91,2%</text:p>
          </table:table-cell>
          <table:table-cell office:value-type="percentage" office:value="0.80850128083973105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78" table:style-name="ce48">
            <text:p>461.078</text:p>
          </table:table-cell>
          <table:table-cell office:value-type="percentage" office:value="1" table:style-name="ce49">
            <text:p>100,0%</text:p>
          </table:table-cell>
          <table:table-cell office:value-type="float" office:value="622050" table:style-name="ce48">
            <text:p>622.050</text:p>
          </table:table-cell>
          <table:table-cell office:value-type="percentage" office:value="0.97847219600588919" table:style-name="ce49">
            <text:p>97,8%</text:p>
          </table:table-cell>
          <table:table-cell office:value-type="float" office:value="809882" table:style-name="ce48">
            <text:p>809.882</text:p>
          </table:table-cell>
          <table:table-cell office:value-type="percentage" office:value="0.95002604154447479" table:style-name="ce49">
            <text:p>95,0%</text:p>
          </table:table-cell>
          <table:table-cell office:value-type="float" office:value="1044755" table:style-name="ce48">
            <text:p>1.044.755</text:p>
          </table:table-cell>
          <table:table-cell office:value-type="percentage" office:value="0.95202665206246395" table:style-name="ce49">
            <text:p>95,2%</text:p>
          </table:table-cell>
          <table:table-cell office:value-type="float" office:value="1166230" table:style-name="ce48">
            <text:p>1.166.230</text:p>
          </table:table-cell>
          <table:table-cell office:value-type="percentage" office:value="0.91431012990678384" table:style-name="ce49">
            <text:p>91,4%</text:p>
          </table:table-cell>
          <table:table-cell office:value-type="float" office:value="832469" table:style-name="ce48">
            <text:p>832.469</text:p>
          </table:table-cell>
          <table:table-cell office:value-type="percentage" office:value="0.86120927595724517" table:style-name="ce49">
            <text:p>86,1%</text:p>
          </table:table-cell>
          <table:table-cell office:value-type="float" office:value="699048" table:style-name="ce48">
            <text:p>699.048</text:p>
          </table:table-cell>
          <table:table-cell office:value-type="percentage" office:value="0.84319262190775213" table:style-name="ce49">
            <text:p>84,3%</text:p>
          </table:table-cell>
          <table:table-cell office:value-type="float" office:value="605187" table:style-name="ce48">
            <text:p>605.187</text:p>
          </table:table-cell>
          <table:table-cell office:value-type="percentage" office:value="0.90143037373224322" table:style-name="ce49">
            <text:p>90,1%</text:p>
          </table:table-cell>
          <table:table-cell office:value-type="float" office:value="6240699" table:style-name="ce48">
            <text:p>6.240.69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12947012671298" table:style-name="ce49">
            <text:p>92,0%</text:p>
          </table:table-cell>
          <table:table-cell office:value-type="percentage" office:value="0.81351755704055129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64" table:style-name="ce48">
            <text:p>298.164</text:p>
          </table:table-cell>
          <table:table-cell office:value-type="percentage" office:value="1" table:style-name="ce49">
            <text:p>100,0%</text:p>
          </table:table-cell>
          <table:table-cell office:value-type="float" office:value="436398" table:style-name="ce48">
            <text:p>436.398</text:p>
          </table:table-cell>
          <table:table-cell office:value-type="percentage" office:value="0.99231881685221568" table:style-name="ce49">
            <text:p>99,2%</text:p>
          </table:table-cell>
          <table:table-cell office:value-type="float" office:value="574727" table:style-name="ce48">
            <text:p>574.727</text:p>
          </table:table-cell>
          <table:table-cell office:value-type="percentage" office:value="0.96246608835448977" table:style-name="ce49">
            <text:p>96,2%</text:p>
          </table:table-cell>
          <table:table-cell office:value-type="float" office:value="721736" table:style-name="ce48">
            <text:p>721.736</text:p>
          </table:table-cell>
          <table:table-cell office:value-type="percentage" office:value="0.9467923221425798" table:style-name="ce49">
            <text:p>94,7%</text:p>
          </table:table-cell>
          <table:table-cell office:value-type="float" office:value="765745" table:style-name="ce48">
            <text:p>765.745</text:p>
          </table:table-cell>
          <table:table-cell office:value-type="percentage" office:value="0.91081723706857076" table:style-name="ce49">
            <text:p>91,1%</text:p>
          </table:table-cell>
          <table:table-cell office:value-type="float" office:value="529725" table:style-name="ce48">
            <text:p>529.725</text:p>
          </table:table-cell>
          <table:table-cell office:value-type="percentage" office:value="0.86285531851818065" table:style-name="ce49">
            <text:p>86,3%</text:p>
          </table:table-cell>
          <table:table-cell office:value-type="float" office:value="447053" table:style-name="ce48">
            <text:p>447.053</text:p>
          </table:table-cell>
          <table:table-cell office:value-type="percentage" office:value="0.87183412543172123" table:style-name="ce49">
            <text:p>87,2%</text:p>
          </table:table-cell>
          <table:table-cell office:value-type="float" office:value="399072" table:style-name="ce48">
            <text:p>399.072</text:p>
          </table:table-cell>
          <table:table-cell office:value-type="percentage" office:value="0.92213628979894591" table:style-name="ce49">
            <text:p>92,2%</text:p>
          </table:table-cell>
          <table:table-cell office:value-type="float" office:value="4172620" table:style-name="ce48">
            <text:p>4.172.620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89489063509423" table:style-name="ce49">
            <text:p>92,9%</text:p>
          </table:table-cell>
          <table:table-cell office:value-type="percentage" office:value="0.82674515483812805" table:style-name="ce49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8" table:style-name="ce48">
            <text:p>78.428</text:p>
          </table:table-cell>
          <table:table-cell office:value-type="percentage" office:value="1" table:style-name="ce49">
            <text:p>100,0%</text:p>
          </table:table-cell>
          <table:table-cell office:value-type="float" office:value="96154" table:style-name="ce48">
            <text:p>96.15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4" table:style-name="ce48">
            <text:p>133.464</text:p>
          </table:table-cell>
          <table:table-cell office:value-type="percentage" office:value="1" table:style-name="ce49">
            <text:p>100,0%</text:p>
          </table:table-cell>
          <table:table-cell office:value-type="float" office:value="162339" table:style-name="ce48">
            <text:p>162.339</text:p>
          </table:table-cell>
          <table:table-cell office:value-type="percentage" office:value="0.96657398200687095" table:style-name="ce49">
            <text:p>96,7%</text:p>
          </table:table-cell>
          <table:table-cell office:value-type="float" office:value="147346" table:style-name="ce48">
            <text:p>147.346</text:p>
          </table:table-cell>
          <table:table-cell office:value-type="percentage" office:value="0.93531637213081453" table:style-name="ce49">
            <text:p>93,5%</text:p>
          </table:table-cell>
          <table:table-cell office:value-type="float" office:value="114794" table:style-name="ce48">
            <text:p>114.794</text:p>
          </table:table-cell>
          <table:table-cell office:value-type="percentage" office:value="0.88410529720737507" table:style-name="ce49">
            <text:p>88,4%</text:p>
          </table:table-cell>
          <table:table-cell office:value-type="float" office:value="95629" table:style-name="ce48">
            <text:p>95.629</text:p>
          </table:table-cell>
          <table:table-cell office:value-type="percentage" office:value="0.84999022274367586" table:style-name="ce49">
            <text:p>85,0%</text:p>
          </table:table-cell>
          <table:table-cell office:value-type="float" office:value="81124" table:style-name="ce48">
            <text:p>81.124</text:p>
          </table:table-cell>
          <table:table-cell office:value-type="percentage" office:value="0.94650503447712608" table:style-name="ce49">
            <text:p>94,7%</text:p>
          </table:table-cell>
          <table:table-cell office:value-type="float" office:value="909278" table:style-name="ce48">
            <text:p>909.27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2455758035141" table:style-name="ce49">
            <text:p>95,7%</text:p>
          </table:table-cell>
          <table:table-cell office:value-type="percentage" office:value="0.85943181420776393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2" table:style-name="ce48">
            <text:p>243.072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3" table:style-name="ce48">
            <text:p>292.343</text:p>
          </table:table-cell>
          <table:table-cell office:value-type="percentage" office:value="1" table:style-name="ce49">
            <text:p>100,0%</text:p>
          </table:table-cell>
          <table:table-cell office:value-type="float" office:value="348208" table:style-name="ce48">
            <text:p>348.208</text:p>
          </table:table-cell>
          <table:table-cell office:value-type="percentage" office:value="0.98484582793594411" table:style-name="ce49">
            <text:p>98,5%</text:p>
          </table:table-cell>
          <table:table-cell office:value-type="float" office:value="393778" table:style-name="ce48">
            <text:p>393.778</text:p>
          </table:table-cell>
          <table:table-cell office:value-type="percentage" office:value="0.96231182795698922" table:style-name="ce49">
            <text:p>96,2%</text:p>
          </table:table-cell>
          <table:table-cell office:value-type="float" office:value="412477" table:style-name="ce48">
            <text:p>412.477</text:p>
          </table:table-cell>
          <table:table-cell office:value-type="percentage" office:value="0.93144204300905298" table:style-name="ce49">
            <text:p>93,1%</text:p>
          </table:table-cell>
          <table:table-cell office:value-type="float" office:value="268851" table:style-name="ce48">
            <text:p>268.851</text:p>
          </table:table-cell>
          <table:table-cell office:value-type="percentage" office:value="0.8712013687710225" table:style-name="ce49">
            <text:p>87,1%</text:p>
          </table:table-cell>
          <table:table-cell office:value-type="float" office:value="204618" table:style-name="ce48">
            <text:p>204.618</text:p>
          </table:table-cell>
          <table:table-cell office:value-type="percentage" office:value="0.88824545715005077" table:style-name="ce49">
            <text:p>88,8%</text:p>
          </table:table-cell>
          <table:table-cell office:value-type="float" office:value="176747" table:style-name="ce48">
            <text:p>176.747</text:p>
          </table:table-cell>
          <table:table-cell office:value-type="percentage" office:value="0.96401845710795009" table:style-name="ce49">
            <text:p>96,4%</text:p>
          </table:table-cell>
          <table:table-cell office:value-type="float" office:value="2340094" table:style-name="ce48">
            <text:p>2.340.094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75773606169389" table:style-name="ce49">
            <text:p>95,3%</text:p>
          </table:table-cell>
          <table:table-cell office:value-type="percentage" office:value="0.867705448823008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0" table:style-name="ce48">
            <text:p>38.510</text:p>
          </table:table-cell>
          <table:table-cell office:value-type="percentage" office:value="0.99730667633500802" table:style-name="ce49">
            <text:p>99,7%</text:p>
          </table:table-cell>
          <table:table-cell office:value-type="float" office:value="45935" table:style-name="ce48">
            <text:p>45.935</text:p>
          </table:table-cell>
          <table:table-cell office:value-type="percentage" office:value="0.96705263157894739" table:style-name="ce49">
            <text:p>96,7%</text:p>
          </table:table-cell>
          <table:table-cell office:value-type="float" office:value="48484" table:style-name="ce48">
            <text:p>48.484</text:p>
          </table:table-cell>
          <table:table-cell office:value-type="percentage" office:value="0.93735983295955461" table:style-name="ce49">
            <text:p>93,7%</text:p>
          </table:table-cell>
          <table:table-cell office:value-type="float" office:value="32515" table:style-name="ce48">
            <text:p>32.515</text:p>
          </table:table-cell>
          <table:table-cell office:value-type="percentage" office:value="0.87792958202829674" table:style-name="ce49">
            <text:p>87,8%</text:p>
          </table:table-cell>
          <table:table-cell office:value-type="float" office:value="25781" table:style-name="ce48">
            <text:p>25.781</text:p>
          </table:table-cell>
          <table:table-cell office:value-type="percentage" office:value="0.85463767155075254" table:style-name="ce49">
            <text:p>85,5%</text:p>
          </table:table-cell>
          <table:table-cell office:value-type="float" office:value="25109" table:style-name="ce48">
            <text:p>25.109</text:p>
          </table:table-cell>
          <table:table-cell office:value-type="percentage" office:value="0.96628824321724072" table:style-name="ce49">
            <text:p>96,6%</text:p>
          </table:table-cell>
          <table:table-cell office:value-type="float" office:value="268592" table:style-name="ce48">
            <text:p>268.59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421683322734552" table:style-name="ce49">
            <text:p>95,4%</text:p>
          </table:table-cell>
          <table:table-cell office:value-type="percentage" office:value="0.84950154344415774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790" table:style-name="ce48">
            <text:p>72.790</text:p>
          </table:table-cell>
          <table:table-cell office:value-type="percentage" office:value="1" table:style-name="ce49">
            <text:p>100,0%</text:p>
          </table:table-cell>
          <table:table-cell office:value-type="float" office:value="103762" table:style-name="ce48">
            <text:p>103.762</text:p>
          </table:table-cell>
          <table:table-cell office:value-type="percentage" office:value="0.99846038374935042" table:style-name="ce49">
            <text:p>99,8%</text:p>
          </table:table-cell>
          <table:table-cell office:value-type="float" office:value="149703" table:style-name="ce48">
            <text:p>149.703</text:p>
          </table:table-cell>
          <table:table-cell office:value-type="percentage" office:value="0.97500341928214618" table:style-name="ce49">
            <text:p>97,5%</text:p>
          </table:table-cell>
          <table:table-cell office:value-type="float" office:value="209798" table:style-name="ce48">
            <text:p>209.798</text:p>
          </table:table-cell>
          <table:table-cell office:value-type="percentage" office:value="0.96192166086665476" table:style-name="ce49">
            <text:p>96,2%</text:p>
          </table:table-cell>
          <table:table-cell office:value-type="float" office:value="236573" table:style-name="ce48">
            <text:p>236.573</text:p>
          </table:table-cell>
          <table:table-cell office:value-type="percentage" office:value="0.93704152605478719" table:style-name="ce49">
            <text:p>93,7%</text:p>
          </table:table-cell>
          <table:table-cell office:value-type="float" office:value="174440" table:style-name="ce48">
            <text:p>174.440</text:p>
          </table:table-cell>
          <table:table-cell office:value-type="percentage" office:value="0.87625707023518895" table:style-name="ce49">
            <text:p>87,6%</text:p>
          </table:table-cell>
          <table:table-cell office:value-type="float" office:value="149711" table:style-name="ce48">
            <text:p>149.711</text:p>
          </table:table-cell>
          <table:table-cell office:value-type="percentage" office:value="0.86070978906398221" table:style-name="ce49">
            <text:p>86,1%</text:p>
          </table:table-cell>
          <table:table-cell office:value-type="float" office:value="131370" table:style-name="ce48">
            <text:p>131.370</text:p>
          </table:table-cell>
          <table:table-cell office:value-type="percentage" office:value="0.908405708911877" table:style-name="ce49">
            <text:p>90,8%</text:p>
          </table:table-cell>
          <table:table-cell office:value-type="float" office:value="1228147" table:style-name="ce48">
            <text:p>1.228.147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09923391827953" table:style-name="ce49">
            <text:p>93,2%</text:p>
          </table:table-cell>
          <table:table-cell office:value-type="percentage" office:value="0.81168890392815696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0" table:style-name="ce48">
            <text:p>42.580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6" table:style-name="ce48">
            <text:p>72.636</text:p>
          </table:table-cell>
          <table:table-cell office:value-type="percentage" office:value="0.95990485000660764" table:style-name="ce49">
            <text:p>96,0%</text:p>
          </table:table-cell>
          <table:table-cell office:value-type="float" office:value="92540" table:style-name="ce48">
            <text:p>92.540</text:p>
          </table:table-cell>
          <table:table-cell office:value-type="percentage" office:value="0.94720465106757556" table:style-name="ce49">
            <text:p>94,7%</text:p>
          </table:table-cell>
          <table:table-cell office:value-type="float" office:value="96599" table:style-name="ce48">
            <text:p>96.599</text:p>
          </table:table-cell>
          <table:table-cell office:value-type="percentage" office:value="0.91369900589275754" table:style-name="ce49">
            <text:p>91,4%</text:p>
          </table:table-cell>
          <table:table-cell office:value-type="float" office:value="66028" table:style-name="ce48">
            <text:p>66.028</text:p>
          </table:table-cell>
          <table:table-cell office:value-type="percentage" office:value="0.86053513013332639" table:style-name="ce49">
            <text:p>86,1%</text:p>
          </table:table-cell>
          <table:table-cell office:value-type="float" office:value="60001" table:style-name="ce48">
            <text:p>60.001</text:p>
          </table:table-cell>
          <table:table-cell office:value-type="percentage" office:value="0.87208220691258975" table:style-name="ce49">
            <text:p>87,2%</text:p>
          </table:table-cell>
          <table:table-cell office:value-type="float" office:value="52937" table:style-name="ce48">
            <text:p>52.937</text:p>
          </table:table-cell>
          <table:table-cell office:value-type="percentage" office:value="0.92030736600545893" table:style-name="ce49">
            <text:p>92,0%</text:p>
          </table:table-cell>
          <table:table-cell office:value-type="float" office:value="539327" table:style-name="ce48">
            <text:p>539.32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59525935322851" table:style-name="ce49">
            <text:p>93,0%</text:p>
          </table:table-cell>
          <table:table-cell office:value-type="percentage" office:value="0.82007712262070942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72" table:style-name="ce48">
            <text:p>164.772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6" table:style-name="ce48">
            <text:p>214.416</text:p>
          </table:table-cell>
          <table:table-cell office:value-type="percentage" office:value="0.99098749341393755" table:style-name="ce49">
            <text:p>99,1%</text:p>
          </table:table-cell>
          <table:table-cell office:value-type="float" office:value="280251" table:style-name="ce48">
            <text:p>280.251</text:p>
          </table:table-cell>
          <table:table-cell office:value-type="percentage" office:value="0.98623325344960466" table:style-name="ce49">
            <text:p>98,6%</text:p>
          </table:table-cell>
          <table:table-cell office:value-type="float" office:value="327111" table:style-name="ce48">
            <text:p>327.111</text:p>
          </table:table-cell>
          <table:table-cell office:value-type="percentage" office:value="0.96931255500537827" table:style-name="ce49">
            <text:p>96,9%</text:p>
          </table:table-cell>
          <table:table-cell office:value-type="float" office:value="326477" table:style-name="ce48">
            <text:p>326.477</text:p>
          </table:table-cell>
          <table:table-cell office:value-type="percentage" office:value="0.93797979681897581" table:style-name="ce49">
            <text:p>93,8%</text:p>
          </table:table-cell>
          <table:table-cell office:value-type="float" office:value="212101" table:style-name="ce48">
            <text:p>212.101</text:p>
          </table:table-cell>
          <table:table-cell office:value-type="percentage" office:value="0.89254949817998186" table:style-name="ce49">
            <text:p>89,3%</text:p>
          </table:table-cell>
          <table:table-cell office:value-type="float" office:value="175436" table:style-name="ce48">
            <text:p>175.436</text:p>
          </table:table-cell>
          <table:table-cell office:value-type="percentage" office:value="0.88063649825565349" table:style-name="ce49">
            <text:p>88,1%</text:p>
          </table:table-cell>
          <table:table-cell office:value-type="float" office:value="159809" table:style-name="ce48">
            <text:p>159.809</text:p>
          </table:table-cell>
          <table:table-cell office:value-type="percentage" office:value="0.92472962729361119" table:style-name="ce49">
            <text:p>92,5%</text:p>
          </table:table-cell>
          <table:table-cell office:value-type="float" office:value="1860373" table:style-name="ce48">
            <text:p>1.860.37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47431048565068" table:style-name="ce49">
            <text:p>95,1%</text:p>
          </table:table-cell>
          <table:table-cell office:value-type="percentage" office:value="0.85107561708909985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3" table:style-name="ce48">
            <text:p>2.403</text:p>
          </table:table-cell>
          <table:table-cell office:value-type="percentage" office:value="0.84702150158618261" table:style-name="ce49">
            <text:p>84,7%</text:p>
          </table:table-cell>
          <table:table-cell office:value-type="float" office:value="3924" table:style-name="ce48">
            <text:p>3.924</text:p>
          </table:table-cell>
          <table:table-cell office:value-type="percentage" office:value="0.89100817438692093" table:style-name="ce49">
            <text:p>89,1%</text:p>
          </table:table-cell>
          <table:table-cell office:value-type="float" office:value="7701" table:style-name="ce48">
            <text:p>7.701</text:p>
          </table:table-cell>
          <table:table-cell office:value-type="percentage" office:value="0.92460079241205428" table:style-name="ce49">
            <text:p>92,5%</text:p>
          </table:table-cell>
          <table:table-cell office:value-type="float" office:value="10658" table:style-name="ce48">
            <text:p>10.658</text:p>
          </table:table-cell>
          <table:table-cell office:value-type="percentage" office:value="0.92221164662109545" table:style-name="ce49">
            <text:p>92,2%</text:p>
          </table:table-cell>
          <table:table-cell office:value-type="float" office:value="11269" table:style-name="ce48">
            <text:p>11.269</text:p>
          </table:table-cell>
          <table:table-cell office:value-type="percentage" office:value="0.91195273933802701" table:style-name="ce49">
            <text:p>91,2%</text:p>
          </table:table-cell>
          <table:table-cell office:value-type="float" office:value="9463" table:style-name="ce48">
            <text:p>9.463</text:p>
          </table:table-cell>
          <table:table-cell office:value-type="percentage" office:value="0.83016054039828058" table:style-name="ce49">
            <text:p>83,0%</text:p>
          </table:table-cell>
          <table:table-cell office:value-type="float" office:value="9527" table:style-name="ce48">
            <text:p>9.527</text:p>
          </table:table-cell>
          <table:table-cell office:value-type="percentage" office:value="0.87685227795674181" table:style-name="ce49">
            <text:p>87,7%</text:p>
          </table:table-cell>
          <table:table-cell office:value-type="float" office:value="9136" table:style-name="ce48">
            <text:p>9.136</text:p>
          </table:table-cell>
          <table:table-cell office:value-type="percentage" office:value="0.98437668354703156" table:style-name="ce49">
            <text:p>98,4%</text:p>
          </table:table-cell>
          <table:table-cell office:value-type="float" office:value="64081" table:style-name="ce48">
            <text:p>64.08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18079939179774" table:style-name="ce49">
            <text:p>90,2%</text:p>
          </table:table-cell>
          <table:table-cell office:value-type="percentage" office:value="0.76728091286803879" table:style-name="ce49">
            <text:p>76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8" table:style-name="ce48">
            <text:p>7.528</text:p>
          </table:table-cell>
          <table:table-cell office:value-type="percentage" office:value="0.94041224234853216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1" table:style-name="ce48">
            <text:p>9.311</text:p>
          </table:table-cell>
          <table:table-cell office:value-type="percentage" office:value="0.8501643535427319" table:style-name="ce49">
            <text:p>85,0%</text:p>
          </table:table-cell>
          <table:table-cell office:value-type="float" office:value="9714" table:style-name="ce48">
            <text:p>9.714</text:p>
          </table:table-cell>
          <table:table-cell office:value-type="percentage" office:value="0.83089556068770853" table:style-name="ce49">
            <text:p>83,1%</text:p>
          </table:table-cell>
          <table:table-cell office:value-type="float" office:value="8823" table:style-name="ce48">
            <text:p>8.823</text:p>
          </table:table-cell>
          <table:table-cell office:value-type="percentage" office:value="0.92098121085594986" table:style-name="ce49">
            <text:p>92,1%</text:p>
          </table:table-cell>
          <table:table-cell office:value-type="float" office:value="61786" table:style-name="ce48">
            <text:p>61.786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07719801951192" table:style-name="ce49">
            <text:p>90,5%</text:p>
          </table:table-cell>
          <table:table-cell office:value-type="percentage" office:value="0.73535502606460212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0" table:style-name="ce48">
            <text:p>22.680</text:p>
          </table:table-cell>
          <table:table-cell office:value-type="string" table:style-name="ce49">
            <text:p>-</text:p>
          </table:table-cell>
          <table:table-cell office:value-type="float" office:value="32665" table:style-name="ce48">
            <text:p>32.665</text:p>
          </table:table-cell>
          <table:table-cell office:value-type="string" table:style-name="ce49">
            <text:p>-</text:p>
          </table:table-cell>
          <table:table-cell office:value-type="float" office:value="25079" table:style-name="ce48">
            <text:p>25.079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80" table:style-name="ce48">
            <text:p>95.080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43" table:style-name="ce51">
            <text:p>1.943</text:p>
          </table:table-cell>
          <table:table-cell office:value-type="string" table:style-name="ce52">
            <text:p>-</text:p>
          </table:table-cell>
          <table:table-cell office:value-type="float" office:value="2406" table:style-name="ce51">
            <text:p>2.406</text:p>
          </table:table-cell>
          <table:table-cell office:value-type="string" table:style-name="ce52">
            <text:p>-</text:p>
          </table:table-cell>
          <table:table-cell office:value-type="float" office:value="2109" table:style-name="ce51">
            <text:p>2.109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54" table:style-name="ce51">
            <text:p>8.054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206" table:style-name="ce55">
            <text:p>2.949.206</text:p>
          </table:table-cell>
          <table:table-cell office:value-type="percentage" office:value="1" table:style-name="ce56">
            <text:p>100,0%</text:p>
          </table:table-cell>
          <table:table-cell office:value-type="float" office:value="3965995" table:style-name="ce55">
            <text:p>3.965.995</text:p>
          </table:table-cell>
          <table:table-cell office:value-type="percentage" office:value="0.99228538423835499" table:style-name="ce56">
            <text:p>99,2%</text:p>
          </table:table-cell>
          <table:table-cell office:value-type="float" office:value="5333299" table:style-name="ce55">
            <text:p>5.333.299</text:p>
          </table:table-cell>
          <table:table-cell office:value-type="percentage" office:value="0.96834209083349376" table:style-name="ce56">
            <text:p>96,8%</text:p>
          </table:table-cell>
          <table:table-cell office:value-type="float" office:value="6766941" table:style-name="ce55">
            <text:p>6.766.941</text:p>
          </table:table-cell>
          <table:table-cell office:value-type="percentage" office:value="0.94911815537060817" table:style-name="ce56">
            <text:p>94,9%</text:p>
          </table:table-cell>
          <table:table-cell office:value-type="float" office:value="7130920" table:style-name="ce55">
            <text:p>7.130.920</text:p>
          </table:table-cell>
          <table:table-cell office:value-type="percentage" office:value="0.91225472085280845" table:style-name="ce56">
            <text:p>91,2%</text:p>
          </table:table-cell>
          <table:table-cell office:value-type="float" office:value="5125013" table:style-name="ce55">
            <text:p>5.125.013</text:p>
          </table:table-cell>
          <table:table-cell office:value-type="percentage" office:value="0.86250349207845145" table:style-name="ce56">
            <text:p>86,3%</text:p>
          </table:table-cell>
          <table:table-cell office:value-type="float" office:value="4244933" table:style-name="ce55">
            <text:p>4.244.933</text:p>
          </table:table-cell>
          <table:table-cell office:value-type="percentage" office:value="0.86198446372856297" table:style-name="ce56">
            <text:p>86,2%</text:p>
          </table:table-cell>
          <table:table-cell office:value-type="float" office:value="3642549" table:style-name="ce55">
            <text:p>3.642.549</text:p>
          </table:table-cell>
          <table:table-cell office:value-type="percentage" office:value="0.91430314847380567" table:style-name="ce56">
            <text:p>91,4%</text:p>
          </table:table-cell>
          <table:table-cell office:value-type="float" office:value="39158856" table:style-name="ce55">
            <text:p>39.158.85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26420214012872" table:style-name="ce56">
            <text:p>92,8%</text:p>
          </table:table-cell>
          <table:table-cell office:value-type="percentage" office:value="0.82615891318700174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95" table:style-name="ce45">
            <text:p>430.595</text:p>
          </table:table-cell>
          <table:table-cell office:value-type="percentage" office:value="1" table:style-name="ce46">
            <text:p>100,0%</text:p>
          </table:table-cell>
          <table:table-cell office:value-type="float" office:value="652665" table:style-name="ce45">
            <text:p>652.665</text:p>
          </table:table-cell>
          <table:table-cell office:value-type="percentage" office:value="0.99746608326468733" table:style-name="ce46">
            <text:p>99,7%</text:p>
          </table:table-cell>
          <table:table-cell office:value-type="float" office:value="930645" table:style-name="ce45">
            <text:p>930.645</text:p>
          </table:table-cell>
          <table:table-cell office:value-type="percentage" office:value="0.97121356168515038" table:style-name="ce46">
            <text:p>97,1%</text:p>
          </table:table-cell>
          <table:table-cell office:value-type="float" office:value="1219550" table:style-name="ce45">
            <text:p>1.219.550</text:p>
          </table:table-cell>
          <table:table-cell office:value-type="percentage" office:value="0.94715635632743622" table:style-name="ce46">
            <text:p>94,7%</text:p>
          </table:table-cell>
          <table:table-cell office:value-type="float" office:value="1262040" table:style-name="ce45">
            <text:p>1.262.040</text:p>
          </table:table-cell>
          <table:table-cell office:value-type="percentage" office:value="0.91165728551449932" table:style-name="ce46">
            <text:p>91,2%</text:p>
          </table:table-cell>
          <table:table-cell office:value-type="float" office:value="944938" table:style-name="ce45">
            <text:p>944.938</text:p>
          </table:table-cell>
          <table:table-cell office:value-type="percentage" office:value="0.85765216609955042" table:style-name="ce46">
            <text:p>85,8%</text:p>
          </table:table-cell>
          <table:table-cell office:value-type="float" office:value="784681" table:style-name="ce45">
            <text:p>784.681</text:p>
          </table:table-cell>
          <table:table-cell office:value-type="percentage" office:value="0.84728520956428599" table:style-name="ce46">
            <text:p>84,7%</text:p>
          </table:table-cell>
          <table:table-cell office:value-type="float" office:value="693687" table:style-name="ce45">
            <text:p>693.687</text:p>
          </table:table-cell>
          <table:table-cell office:value-type="percentage" office:value="0.89757467852586414" table:style-name="ce46">
            <text:p>89,8%</text:p>
          </table:table-cell>
          <table:table-cell office:value-type="float" office:value="6918801" table:style-name="ce45">
            <text:p>6.918.80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52322754180371" table:style-name="ce46">
            <text:p>92,2%</text:p>
          </table:table-cell>
          <table:table-cell office:value-type="percentage" office:value="0.81376433934819592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4" table:style-name="ce48">
            <text:p>100.504</text:p>
          </table:table-cell>
          <table:table-cell office:value-type="percentage" office:value="1" table:style-name="ce49">
            <text:p>100,0%</text:p>
          </table:table-cell>
          <table:table-cell office:value-type="float" office:value="119189" table:style-name="ce48">
            <text:p>119.189</text:p>
          </table:table-cell>
          <table:table-cell office:value-type="percentage" office:value="0.9963552769070011" table:style-name="ce49">
            <text:p>99,6%</text:p>
          </table:table-cell>
          <table:table-cell office:value-type="float" office:value="154460" table:style-name="ce48">
            <text:p>154.460</text:p>
          </table:table-cell>
          <table:table-cell office:value-type="percentage" office:value="0.95753518070795363" table:style-name="ce49">
            <text:p>95,8%</text:p>
          </table:table-cell>
          <table:table-cell office:value-type="float" office:value="186768" table:style-name="ce48">
            <text:p>186.768</text:p>
          </table:table-cell>
          <table:table-cell office:value-type="percentage" office:value="0.92933273622928791" table:style-name="ce49">
            <text:p>92,9%</text:p>
          </table:table-cell>
          <table:table-cell office:value-type="float" office:value="189729" table:style-name="ce48">
            <text:p>189.729</text:p>
          </table:table-cell>
          <table:table-cell office:value-type="percentage" office:value="0.88809054611326688" table:style-name="ce49">
            <text:p>88,8%</text:p>
          </table:table-cell>
          <table:table-cell office:value-type="float" office:value="128439" table:style-name="ce48">
            <text:p>128.439</text:p>
          </table:table-cell>
          <table:table-cell office:value-type="percentage" office:value="0.81147727416318127" table:style-name="ce49">
            <text:p>81,1%</text:p>
          </table:table-cell>
          <table:table-cell office:value-type="float" office:value="106792" table:style-name="ce48">
            <text:p>106.792</text:p>
          </table:table-cell>
          <table:table-cell office:value-type="percentage" office:value="0.81646508356396885" table:style-name="ce49">
            <text:p>81,6%</text:p>
          </table:table-cell>
          <table:table-cell office:value-type="float" office:value="90512" table:style-name="ce48">
            <text:p>90.512</text:p>
          </table:table-cell>
          <table:table-cell office:value-type="percentage" office:value="0.84561413343049596" table:style-name="ce49">
            <text:p>84,6%</text:p>
          </table:table-cell>
          <table:table-cell office:value-type="float" office:value="1076393" table:style-name="ce48">
            <text:p>1.076.39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98214237671182" table:style-name="ce49">
            <text:p>90,5%</text:p>
          </table:table-cell>
          <table:table-cell office:value-type="percentage" office:value="0.80862919032132774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14" table:style-name="ce48">
            <text:p>88.414</text:p>
          </table:table-cell>
          <table:table-cell office:value-type="percentage" office:value="1" table:style-name="ce49">
            <text:p>100,0%</text:p>
          </table:table-cell>
          <table:table-cell office:value-type="float" office:value="114261" table:style-name="ce48">
            <text:p>114.261</text:p>
          </table:table-cell>
          <table:table-cell office:value-type="percentage" office:value="1" table:style-name="ce49">
            <text:p>100,0%</text:p>
          </table:table-cell>
          <table:table-cell office:value-type="float" office:value="148129" table:style-name="ce48">
            <text:p>148.129</text:p>
          </table:table-cell>
          <table:table-cell office:value-type="percentage" office:value="0.97459701296137902" table:style-name="ce49">
            <text:p>97,5%</text:p>
          </table:table-cell>
          <table:table-cell office:value-type="float" office:value="153242" table:style-name="ce48">
            <text:p>153.242</text:p>
          </table:table-cell>
          <table:table-cell office:value-type="percentage" office:value="0.94545387239870926" table:style-name="ce49">
            <text:p>94,5%</text:p>
          </table:table-cell>
          <table:table-cell office:value-type="float" office:value="151110" table:style-name="ce48">
            <text:p>151.110</text:p>
          </table:table-cell>
          <table:table-cell office:value-type="percentage" office:value="0.91074011571841851" table:style-name="ce49">
            <text:p>91,1%</text:p>
          </table:table-cell>
          <table:table-cell office:value-type="float" office:value="91118" table:style-name="ce48">
            <text:p>91.118</text:p>
          </table:table-cell>
          <table:table-cell office:value-type="percentage" office:value="0.83909347920177546" table:style-name="ce49">
            <text:p>83,9%</text:p>
          </table:table-cell>
          <table:table-cell office:value-type="float" office:value="66675" table:style-name="ce48">
            <text:p>66.675</text:p>
          </table:table-cell>
          <table:table-cell office:value-type="percentage" office:value="0.84140985840841975" table:style-name="ce49">
            <text:p>84,1%</text:p>
          </table:table-cell>
          <table:table-cell office:value-type="float" office:value="60835" table:style-name="ce48">
            <text:p>60.835</text:p>
          </table:table-cell>
          <table:table-cell office:value-type="percentage" office:value="0.93225144048056885" table:style-name="ce49">
            <text:p>93,2%</text:p>
          </table:table-cell>
          <table:table-cell office:value-type="float" office:value="873784" table:style-name="ce48">
            <text:p>873.78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10131366966632" table:style-name="ce49">
            <text:p>93,9%</text:p>
          </table:table-cell>
          <table:table-cell office:value-type="percentage" office:value="0.8626651094048805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2" table:style-name="ce48">
            <text:p>51.362</text:p>
          </table:table-cell>
          <table:table-cell office:value-type="percentage" office:value="0.95765666660451587" table:style-name="ce49">
            <text:p>95,8%</text:p>
          </table:table-cell>
          <table:table-cell office:value-type="float" office:value="79591" table:style-name="ce48">
            <text:p>79.591</text:p>
          </table:table-cell>
          <table:table-cell office:value-type="percentage" office:value="0.91238507921223377" table:style-name="ce49">
            <text:p>91,2%</text:p>
          </table:table-cell>
          <table:table-cell office:value-type="float" office:value="111686" table:style-name="ce48">
            <text:p>111.686</text:p>
          </table:table-cell>
          <table:table-cell office:value-type="percentage" office:value="0.87670437151177849" table:style-name="ce49">
            <text:p>87,7%</text:p>
          </table:table-cell>
          <table:table-cell office:value-type="float" office:value="152434" table:style-name="ce48">
            <text:p>152.434</text:p>
          </table:table-cell>
          <table:table-cell office:value-type="percentage" office:value="0.85874439461883412" table:style-name="ce49">
            <text:p>85,9%</text:p>
          </table:table-cell>
          <table:table-cell office:value-type="float" office:value="172049" table:style-name="ce48">
            <text:p>172.049</text:p>
          </table:table-cell>
          <table:table-cell office:value-type="percentage" office:value="0.79423237606348351" table:style-name="ce49">
            <text:p>79,4%</text:p>
          </table:table-cell>
          <table:table-cell office:value-type="float" office:value="132596" table:style-name="ce48">
            <text:p>132.596</text:p>
          </table:table-cell>
          <table:table-cell office:value-type="percentage" office:value="0.72044640771107382" table:style-name="ce49">
            <text:p>72,0%</text:p>
          </table:table-cell>
          <table:table-cell office:value-type="float" office:value="102068" table:style-name="ce48">
            <text:p>102.068</text:p>
          </table:table-cell>
          <table:table-cell office:value-type="percentage" office:value="0.74386537718729273" table:style-name="ce49">
            <text:p>74,4%</text:p>
          </table:table-cell>
          <table:table-cell office:value-type="float" office:value="80013" table:style-name="ce48">
            <text:p>80.013</text:p>
          </table:table-cell>
          <table:table-cell office:value-type="percentage" office:value="0.80385990998231793" table:style-name="ce49">
            <text:p>80,4%</text:p>
          </table:table-cell>
          <table:table-cell office:value-type="float" office:value="881799" table:style-name="ce48">
            <text:p>881.79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07827088028195" table:style-name="ce49">
            <text:p>81,4%</text:p>
          </table:table-cell>
          <table:table-cell office:value-type="percentage" office:value="0.72291939087126722" table:style-name="ce4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02" table:style-name="ce48">
            <text:p>92.602</text:p>
          </table:table-cell>
          <table:table-cell office:value-type="percentage" office:value="0.92267989876646539" table:style-name="ce49">
            <text:p>92,3%</text:p>
          </table:table-cell>
          <table:table-cell office:value-type="float" office:value="151415" table:style-name="ce48">
            <text:p>151.415</text:p>
          </table:table-cell>
          <table:table-cell office:value-type="percentage" office:value="0.90426167241976518" table:style-name="ce49">
            <text:p>90,4%</text:p>
          </table:table-cell>
          <table:table-cell office:value-type="float" office:value="223449" table:style-name="ce48">
            <text:p>223.449</text:p>
          </table:table-cell>
          <table:table-cell office:value-type="percentage" office:value="0.88827095466200234" table:style-name="ce49">
            <text:p>88,8%</text:p>
          </table:table-cell>
          <table:table-cell office:value-type="float" office:value="322239" table:style-name="ce48">
            <text:p>322.239</text:p>
          </table:table-cell>
          <table:table-cell office:value-type="percentage" office:value="0.87506211863233097" table:style-name="ce49">
            <text:p>87,5%</text:p>
          </table:table-cell>
          <table:table-cell office:value-type="float" office:value="319850" table:style-name="ce48">
            <text:p>319.850</text:p>
          </table:table-cell>
          <table:table-cell office:value-type="percentage" office:value="0.81158574491569502" table:style-name="ce49">
            <text:p>81,2%</text:p>
          </table:table-cell>
          <table:table-cell office:value-type="float" office:value="231299" table:style-name="ce48">
            <text:p>231.299</text:p>
          </table:table-cell>
          <table:table-cell office:value-type="percentage" office:value="0.73930039442310025" table:style-name="ce49">
            <text:p>73,9%</text:p>
          </table:table-cell>
          <table:table-cell office:value-type="float" office:value="188493" table:style-name="ce48">
            <text:p>188.493</text:p>
          </table:table-cell>
          <table:table-cell office:value-type="percentage" office:value="0.74014316510321154" table:style-name="ce49">
            <text:p>74,0%</text:p>
          </table:table-cell>
          <table:table-cell office:value-type="float" office:value="156236" table:style-name="ce48">
            <text:p>156.236</text:p>
          </table:table-cell>
          <table:table-cell office:value-type="percentage" office:value="0.84788755325210974" table:style-name="ce49">
            <text:p>84,8%</text:p>
          </table:table-cell>
          <table:table-cell office:value-type="float" office:value="1685583" table:style-name="ce48">
            <text:p>1.685.58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90200357706101" table:style-name="ce49">
            <text:p>82,9%</text:p>
          </table:table-cell>
          <table:table-cell office:value-type="percentage" office:value="0.75102757166936451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43" table:style-name="ce48">
            <text:p>42.243</text:p>
          </table:table-cell>
          <table:table-cell office:value-type="percentage" office:value="1" table:style-name="ce49">
            <text:p>100,0%</text:p>
          </table:table-cell>
          <table:table-cell office:value-type="float" office:value="56060" table:style-name="ce48">
            <text:p>56.060</text:p>
          </table:table-cell>
          <table:table-cell office:value-type="percentage" office:value="1" table:style-name="ce49">
            <text:p>100,0%</text:p>
          </table:table-cell>
          <table:table-cell office:value-type="float" office:value="77002" table:style-name="ce48">
            <text:p>77.002</text:p>
          </table:table-cell>
          <table:table-cell office:value-type="percentage" office:value="0.97154825441285941" table:style-name="ce49">
            <text:p>97,2%</text:p>
          </table:table-cell>
          <table:table-cell office:value-type="float" office:value="84852" table:style-name="ce48">
            <text:p>84.852</text:p>
          </table:table-cell>
          <table:table-cell office:value-type="percentage" office:value="0.93274705947015502" table:style-name="ce49">
            <text:p>93,3%</text:p>
          </table:table-cell>
          <table:table-cell office:value-type="float" office:value="88926" table:style-name="ce48">
            <text:p>88.926</text:p>
          </table:table-cell>
          <table:table-cell office:value-type="percentage" office:value="0.91312919721520547" table:style-name="ce49">
            <text:p>91,3%</text:p>
          </table:table-cell>
          <table:table-cell office:value-type="float" office:value="56177" table:style-name="ce48">
            <text:p>56.177</text:p>
          </table:table-cell>
          <table:table-cell office:value-type="percentage" office:value="0.83649006819738525" table:style-name="ce49">
            <text:p>83,6%</text:p>
          </table:table-cell>
          <table:table-cell office:value-type="float" office:value="42631" table:style-name="ce48">
            <text:p>42.631</text:p>
          </table:table-cell>
          <table:table-cell office:value-type="percentage" office:value="0.83798871700115973" table:style-name="ce49">
            <text:p>83,8%</text:p>
          </table:table-cell>
          <table:table-cell office:value-type="float" office:value="41549" table:style-name="ce48">
            <text:p>41.549</text:p>
          </table:table-cell>
          <table:table-cell office:value-type="percentage" office:value="0.91754079897533292" table:style-name="ce49">
            <text:p>91,8%</text:p>
          </table:table-cell>
          <table:table-cell office:value-type="float" office:value="489440" table:style-name="ce48">
            <text:p>489.440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86194034098455" table:style-name="ce49">
            <text:p>92,9%</text:p>
          </table:table-cell>
          <table:table-cell office:value-type="percentage" office:value="0.83857758436062402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0" table:style-name="ce48">
            <text:p>228.030</text:p>
          </table:table-cell>
          <table:table-cell office:value-type="percentage" office:value="1" table:style-name="ce49">
            <text:p>100,0%</text:p>
          </table:table-cell>
          <table:table-cell office:value-type="float" office:value="250548" table:style-name="ce48">
            <text:p>250.548</text:p>
          </table:table-cell>
          <table:table-cell office:value-type="percentage" office:value="1" table:style-name="ce49">
            <text:p>100,0%</text:p>
          </table:table-cell>
          <table:table-cell office:value-type="float" office:value="322595" table:style-name="ce48">
            <text:p>322.595</text:p>
          </table:table-cell>
          <table:table-cell office:value-type="percentage" office:value="0.98579648762540373" table:style-name="ce49">
            <text:p>98,6%</text:p>
          </table:table-cell>
          <table:table-cell office:value-type="float" office:value="353490" table:style-name="ce48">
            <text:p>353.490</text:p>
          </table:table-cell>
          <table:table-cell office:value-type="percentage" office:value="0.92730120172191721" table:style-name="ce49">
            <text:p>92,7%</text:p>
          </table:table-cell>
          <table:table-cell office:value-type="float" office:value="321792" table:style-name="ce48">
            <text:p>321.792</text:p>
          </table:table-cell>
          <table:table-cell office:value-type="percentage" office:value="0.8933653894203808" table:style-name="ce49">
            <text:p>89,3%</text:p>
          </table:table-cell>
          <table:table-cell office:value-type="float" office:value="214116" table:style-name="ce48">
            <text:p>214.116</text:p>
          </table:table-cell>
          <table:table-cell office:value-type="percentage" office:value="0.82701562753474289" table:style-name="ce49">
            <text:p>82,7%</text:p>
          </table:table-cell>
          <table:table-cell office:value-type="float" office:value="175185" table:style-name="ce48">
            <text:p>175.185</text:p>
          </table:table-cell>
          <table:table-cell office:value-type="percentage" office:value="0.82720666355021033" table:style-name="ce49">
            <text:p>82,7%</text:p>
          </table:table-cell>
          <table:table-cell office:value-type="float" office:value="145926" table:style-name="ce48">
            <text:p>145.926</text:p>
          </table:table-cell>
          <table:table-cell office:value-type="percentage" office:value="0.86758463239753147" table:style-name="ce49">
            <text:p>86,8%</text:p>
          </table:table-cell>
          <table:table-cell office:value-type="float" office:value="2011682" table:style-name="ce48">
            <text:p>2.011.68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12523358204246" table:style-name="ce49">
            <text:p>92,6%</text:p>
          </table:table-cell>
          <table:table-cell office:value-type="percentage" office:value="0.84288975882084038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25" table:style-name="ce48">
            <text:p>136.925</text:p>
          </table:table-cell>
          <table:table-cell office:value-type="percentage" office:value="1" table:style-name="ce49">
            <text:p>100,0%</text:p>
          </table:table-cell>
          <table:table-cell office:value-type="float" office:value="157846" table:style-name="ce48">
            <text:p>157.846</text:p>
          </table:table-cell>
          <table:table-cell office:value-type="percentage" office:value="1" table:style-name="ce49">
            <text:p>100,0%</text:p>
          </table:table-cell>
          <table:table-cell office:value-type="float" office:value="219964" table:style-name="ce48">
            <text:p>219.964</text:p>
          </table:table-cell>
          <table:table-cell office:value-type="percentage" office:value="0.96463592190432756" table:style-name="ce49">
            <text:p>96,5%</text:p>
          </table:table-cell>
          <table:table-cell office:value-type="float" office:value="283631" table:style-name="ce48">
            <text:p>283.631</text:p>
          </table:table-cell>
          <table:table-cell office:value-type="percentage" office:value="0.91080483097682452" table:style-name="ce49">
            <text:p>91,1%</text:p>
          </table:table-cell>
          <table:table-cell office:value-type="float" office:value="283473" table:style-name="ce48">
            <text:p>283.473</text:p>
          </table:table-cell>
          <table:table-cell office:value-type="percentage" office:value="0.85724005915066182" table:style-name="ce49">
            <text:p>85,7%</text:p>
          </table:table-cell>
          <table:table-cell office:value-type="float" office:value="203543" table:style-name="ce48">
            <text:p>203.543</text:p>
          </table:table-cell>
          <table:table-cell office:value-type="percentage" office:value="0.78968849781378148" table:style-name="ce49">
            <text:p>79,0%</text:p>
          </table:table-cell>
          <table:table-cell office:value-type="float" office:value="171248" table:style-name="ce48">
            <text:p>171.248</text:p>
          </table:table-cell>
          <table:table-cell office:value-type="percentage" office:value="0.78198290348505883" table:style-name="ce49">
            <text:p>78,2%</text:p>
          </table:table-cell>
          <table:table-cell office:value-type="float" office:value="151427" table:style-name="ce48">
            <text:p>151.427</text:p>
          </table:table-cell>
          <table:table-cell office:value-type="percentage" office:value="0.85159378233679761" table:style-name="ce49">
            <text:p>85,2%</text:p>
          </table:table-cell>
          <table:table-cell office:value-type="float" office:value="1608057" table:style-name="ce48">
            <text:p>1.608.057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545396077930405" table:style-name="ce49">
            <text:p>88,5%</text:p>
          </table:table-cell>
          <table:table-cell office:value-type="percentage" office:value="0.78493265828914172" table:style-name="ce49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374" table:style-name="ce48">
            <text:p>455.374</text:p>
          </table:table-cell>
          <table:table-cell office:value-type="percentage" office:value="1" table:style-name="ce49">
            <text:p>100,0%</text:p>
          </table:table-cell>
          <table:table-cell office:value-type="float" office:value="618053" table:style-name="ce48">
            <text:p>618.053</text:p>
          </table:table-cell>
          <table:table-cell office:value-type="percentage" office:value="0.97218499502938327" table:style-name="ce49">
            <text:p>97,2%</text:p>
          </table:table-cell>
          <table:table-cell office:value-type="float" office:value="798364" table:style-name="ce48">
            <text:p>798.364</text:p>
          </table:table-cell>
          <table:table-cell office:value-type="percentage" office:value="0.93651493752375414" table:style-name="ce49">
            <text:p>93,7%</text:p>
          </table:table-cell>
          <table:table-cell office:value-type="float" office:value="1035341" table:style-name="ce48">
            <text:p>1.035.341</text:p>
          </table:table-cell>
          <table:table-cell office:value-type="percentage" office:value="0.94344820170566634" table:style-name="ce49">
            <text:p>94,3%</text:p>
          </table:table-cell>
          <table:table-cell office:value-type="float" office:value="1149134" table:style-name="ce48">
            <text:p>1.149.134</text:p>
          </table:table-cell>
          <table:table-cell office:value-type="percentage" office:value="0.9009070739222127" table:style-name="ce49">
            <text:p>90,1%</text:p>
          </table:table-cell>
          <table:table-cell office:value-type="float" office:value="808936" table:style-name="ce48">
            <text:p>808.936</text:p>
          </table:table-cell>
          <table:table-cell office:value-type="percentage" office:value="0.83686381938036147" table:style-name="ce49">
            <text:p>83,7%</text:p>
          </table:table-cell>
          <table:table-cell office:value-type="float" office:value="672849" table:style-name="ce48">
            <text:p>672.849</text:p>
          </table:table-cell>
          <table:table-cell office:value-type="percentage" office:value="0.81159135346644162" table:style-name="ce49">
            <text:p>81,2%</text:p>
          </table:table-cell>
          <table:table-cell office:value-type="float" office:value="569799" table:style-name="ce48">
            <text:p>569.799</text:p>
          </table:table-cell>
          <table:table-cell office:value-type="percentage" office:value="0.84871969411480819" table:style-name="ce49">
            <text:p>84,9%</text:p>
          </table:table-cell>
          <table:table-cell office:value-type="float" office:value="6107850" table:style-name="ce48">
            <text:p>6.107.85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0542196333046" table:style-name="ce49">
            <text:p>90,1%</text:p>
          </table:table-cell>
          <table:table-cell office:value-type="percentage" office:value="0.79619978639734601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753" table:style-name="ce48">
            <text:p>293.753</text:p>
          </table:table-cell>
          <table:table-cell office:value-type="percentage" office:value="1" table:style-name="ce49">
            <text:p>100,0%</text:p>
          </table:table-cell>
          <table:table-cell office:value-type="float" office:value="433442" table:style-name="ce48">
            <text:p>433.442</text:p>
          </table:table-cell>
          <table:table-cell office:value-type="percentage" office:value="0.98559721312668269" table:style-name="ce49">
            <text:p>98,6%</text:p>
          </table:table-cell>
          <table:table-cell office:value-type="float" office:value="570434" table:style-name="ce48">
            <text:p>570.434</text:p>
          </table:table-cell>
          <table:table-cell office:value-type="percentage" office:value="0.95527681950631338" table:style-name="ce49">
            <text:p>95,5%</text:p>
          </table:table-cell>
          <table:table-cell office:value-type="float" office:value="715710" table:style-name="ce48">
            <text:p>715.710</text:p>
          </table:table-cell>
          <table:table-cell office:value-type="percentage" office:value="0.93888725639384174" table:style-name="ce49">
            <text:p>93,9%</text:p>
          </table:table-cell>
          <table:table-cell office:value-type="float" office:value="757145" table:style-name="ce48">
            <text:p>757.145</text:p>
          </table:table-cell>
          <table:table-cell office:value-type="percentage" office:value="0.90058794632714934" table:style-name="ce49">
            <text:p>90,1%</text:p>
          </table:table-cell>
          <table:table-cell office:value-type="float" office:value="517843" table:style-name="ce48">
            <text:p>517.843</text:p>
          </table:table-cell>
          <table:table-cell office:value-type="percentage" office:value="0.84350103677834776" table:style-name="ce49">
            <text:p>84,4%</text:p>
          </table:table-cell>
          <table:table-cell office:value-type="float" office:value="433345" table:style-name="ce48">
            <text:p>433.345</text:p>
          </table:table-cell>
          <table:table-cell office:value-type="percentage" office:value="0.84510104861215396" table:style-name="ce49">
            <text:p>84,5%</text:p>
          </table:table-cell>
          <table:table-cell office:value-type="float" office:value="382927" table:style-name="ce48">
            <text:p>382.927</text:p>
          </table:table-cell>
          <table:table-cell office:value-type="percentage" office:value="0.88483001324031985" table:style-name="ce49">
            <text:p>88,5%</text:p>
          </table:table-cell>
          <table:table-cell office:value-type="float" office:value="4104599" table:style-name="ce48">
            <text:p>4.104.59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75228015153964" table:style-name="ce49">
            <text:p>91,4%</text:p>
          </table:table-cell>
          <table:table-cell office:value-type="percentage" office:value="0.81326776361217301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8" table:style-name="ce48">
            <text:p>77.648</text:p>
          </table:table-cell>
          <table:table-cell office:value-type="percentage" office:value="1" table:style-name="ce49">
            <text:p>100,0%</text:p>
          </table:table-cell>
          <table:table-cell office:value-type="float" office:value="95731" table:style-name="ce48">
            <text:p>95.731</text:p>
          </table:table-cell>
          <table:table-cell office:value-type="percentage" office:value="1" table:style-name="ce49">
            <text:p>100,0%</text:p>
          </table:table-cell>
          <table:table-cell office:value-type="float" office:value="132508" table:style-name="ce48">
            <text:p>132.508</text:p>
          </table:table-cell>
          <table:table-cell office:value-type="percentage" office:value="1.013949573401691" table:style-name="ce49">
            <text:p>101,4%</text:p>
          </table:table-cell>
          <table:table-cell office:value-type="float" office:value="161375" table:style-name="ce48">
            <text:p>161.375</text:p>
          </table:table-cell>
          <table:table-cell office:value-type="percentage" office:value="0.96083428101909463" table:style-name="ce49">
            <text:p>96,1%</text:p>
          </table:table-cell>
          <table:table-cell office:value-type="float" office:value="145786" table:style-name="ce48">
            <text:p>145.786</text:p>
          </table:table-cell>
          <table:table-cell office:value-type="percentage" office:value="0.92541387365427585" table:style-name="ce49">
            <text:p>92,5%</text:p>
          </table:table-cell>
          <table:table-cell office:value-type="float" office:value="112721" table:style-name="ce48">
            <text:p>112.721</text:p>
          </table:table-cell>
          <table:table-cell office:value-type="percentage" office:value="0.86813973906748199" table:style-name="ce49">
            <text:p>86,8%</text:p>
          </table:table-cell>
          <table:table-cell office:value-type="float" office:value="92991" table:style-name="ce48">
            <text:p>92.991</text:p>
          </table:table-cell>
          <table:table-cell office:value-type="percentage" office:value="0.82654258439549888" table:style-name="ce49">
            <text:p>82,7%</text:p>
          </table:table-cell>
          <table:table-cell office:value-type="float" office:value="78277" table:style-name="ce48">
            <text:p>78.277</text:p>
          </table:table-cell>
          <table:table-cell office:value-type="percentage" office:value="0.91328798609247575" table:style-name="ce49">
            <text:p>91,3%</text:p>
          </table:table-cell>
          <table:table-cell office:value-type="float" office:value="897037" table:style-name="ce48">
            <text:p>897.03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35882049500464" table:style-name="ce49">
            <text:p>94,4%</text:p>
          </table:table-cell>
          <table:table-cell office:value-type="percentage" office:value="0.84786185998285446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89" table:style-name="ce48">
            <text:p>241.589</text:p>
          </table:table-cell>
          <table:table-cell office:value-type="percentage" office:value="1" table:style-name="ce49">
            <text:p>100,0%</text:p>
          </table:table-cell>
          <table:table-cell office:value-type="float" office:value="291218" table:style-name="ce48">
            <text:p>291.218</text:p>
          </table:table-cell>
          <table:table-cell office:value-type="percentage" office:value="0.99735948956981257" table:style-name="ce49">
            <text:p>99,7%</text:p>
          </table:table-cell>
          <table:table-cell office:value-type="float" office:value="347495" table:style-name="ce48">
            <text:p>347.495</text:p>
          </table:table-cell>
          <table:table-cell office:value-type="percentage" office:value="0.98282923131749089" table:style-name="ce49">
            <text:p>98,3%</text:p>
          </table:table-cell>
          <table:table-cell office:value-type="float" office:value="392155" table:style-name="ce48">
            <text:p>392.155</text:p>
          </table:table-cell>
          <table:table-cell office:value-type="percentage" office:value="0.95834555229716523" table:style-name="ce49">
            <text:p>95,8%</text:p>
          </table:table-cell>
          <table:table-cell office:value-type="float" office:value="410202" table:style-name="ce48">
            <text:p>410.202</text:p>
          </table:table-cell>
          <table:table-cell office:value-type="percentage" office:value="0.92630471256918456" table:style-name="ce49">
            <text:p>92,6%</text:p>
          </table:table-cell>
          <table:table-cell office:value-type="float" office:value="266005" table:style-name="ce48">
            <text:p>266.005</text:p>
          </table:table-cell>
          <table:table-cell office:value-type="percentage" office:value="0.86197901477002448" table:style-name="ce49">
            <text:p>86,2%</text:p>
          </table:table-cell>
          <table:table-cell office:value-type="float" office:value="200908" table:style-name="ce48">
            <text:p>200.908</text:p>
          </table:table-cell>
          <table:table-cell office:value-type="percentage" office:value="0.87214037037358594" table:style-name="ce49">
            <text:p>87,2%</text:p>
          </table:table-cell>
          <table:table-cell office:value-type="float" office:value="173724" table:style-name="ce48">
            <text:p>173.724</text:p>
          </table:table-cell>
          <table:table-cell office:value-type="percentage" office:value="0.94753032550833405" table:style-name="ce49">
            <text:p>94,8%</text:p>
          </table:table-cell>
          <table:table-cell office:value-type="float" office:value="2323296" table:style-name="ce48">
            <text:p>2.323.29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91851317134656" table:style-name="ce49">
            <text:p>94,6%</text:p>
          </table:table-cell>
          <table:table-cell office:value-type="percentage" office:value="0.86147676051846656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0" table:style-name="ce48">
            <text:p>38.080</text:p>
          </table:table-cell>
          <table:table-cell office:value-type="percentage" office:value="0.9861708188739835" table:style-name="ce49">
            <text:p>98,6%</text:p>
          </table:table-cell>
          <table:table-cell office:value-type="float" office:value="45301" table:style-name="ce48">
            <text:p>45.301</text:p>
          </table:table-cell>
          <table:table-cell office:value-type="percentage" office:value="0.95370526315789472" table:style-name="ce49">
            <text:p>95,4%</text:p>
          </table:table-cell>
          <table:table-cell office:value-type="float" office:value="47631" table:style-name="ce48">
            <text:p>47.631</text:p>
          </table:table-cell>
          <table:table-cell office:value-type="percentage" office:value="0.92086845564921505" table:style-name="ce49">
            <text:p>92,1%</text:p>
          </table:table-cell>
          <table:table-cell office:value-type="float" office:value="31678" table:style-name="ce48">
            <text:p>31.678</text:p>
          </table:table-cell>
          <table:table-cell office:value-type="percentage" office:value="0.85532994923857864" table:style-name="ce49">
            <text:p>85,5%</text:p>
          </table:table-cell>
          <table:table-cell office:value-type="float" office:value="24666" table:style-name="ce48">
            <text:p>24.666</text:p>
          </table:table-cell>
          <table:table-cell office:value-type="percentage" office:value="0.81767552874096661" table:style-name="ce49">
            <text:p>81,8%</text:p>
          </table:table-cell>
          <table:table-cell office:value-type="float" office:value="22868" table:style-name="ce48">
            <text:p>22.868</text:p>
          </table:table-cell>
          <table:table-cell office:value-type="percentage" office:value="0.8800461804887435" table:style-name="ce49">
            <text:p>88,0%</text:p>
          </table:table-cell>
          <table:table-cell office:value-type="float" office:value="262139" table:style-name="ce48">
            <text:p>262.13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29149954348278" table:style-name="ce49">
            <text:p>93,1%</text:p>
          </table:table-cell>
          <table:table-cell office:value-type="percentage" office:value="0.82909202469510657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30" table:style-name="ce48">
            <text:p>72.430</text:p>
          </table:table-cell>
          <table:table-cell office:value-type="percentage" office:value="1" table:style-name="ce49">
            <text:p>100,0%</text:p>
          </table:table-cell>
          <table:table-cell office:value-type="float" office:value="103005" table:style-name="ce48">
            <text:p>103.005</text:p>
          </table:table-cell>
          <table:table-cell office:value-type="percentage" office:value="0.99117607436346489" table:style-name="ce49">
            <text:p>99,1%</text:p>
          </table:table-cell>
          <table:table-cell office:value-type="float" office:value="147833" table:style-name="ce48">
            <text:p>147.833</text:p>
          </table:table-cell>
          <table:table-cell office:value-type="percentage" office:value="0.96282426192352533" table:style-name="ce49">
            <text:p>96,3%</text:p>
          </table:table-cell>
          <table:table-cell office:value-type="float" office:value="207257" table:style-name="ce48">
            <text:p>207.257</text:p>
          </table:table-cell>
          <table:table-cell office:value-type="percentage" office:value="0.95027120213843919" table:style-name="ce49">
            <text:p>95,0%</text:p>
          </table:table-cell>
          <table:table-cell office:value-type="float" office:value="231439" table:style-name="ce48">
            <text:p>231.439</text:p>
          </table:table-cell>
          <table:table-cell office:value-type="percentage" office:value="0.91670627564681462" table:style-name="ce49">
            <text:p>91,7%</text:p>
          </table:table-cell>
          <table:table-cell office:value-type="float" office:value="167847" table:style-name="ce48">
            <text:p>167.847</text:p>
          </table:table-cell>
          <table:table-cell office:value-type="percentage" office:value="0.84313873233069114" table:style-name="ce49">
            <text:p>84,3%</text:p>
          </table:table-cell>
          <table:table-cell office:value-type="float" office:value="141748" table:style-name="ce48">
            <text:p>141.748</text:p>
          </table:table-cell>
          <table:table-cell office:value-type="percentage" office:value="0.81492937179126013" table:style-name="ce49">
            <text:p>81,5%</text:p>
          </table:table-cell>
          <table:table-cell office:value-type="float" office:value="123152" table:style-name="ce48">
            <text:p>123.152</text:p>
          </table:table-cell>
          <table:table-cell office:value-type="percentage" office:value="0.8515793549814682" table:style-name="ce49">
            <text:p>85,2%</text:p>
          </table:table-cell>
          <table:table-cell office:value-type="float" office:value="1194711" table:style-name="ce48">
            <text:p>1.194.71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672306153395454" table:style-name="ce49">
            <text:p>90,7%</text:p>
          </table:table-cell>
          <table:table-cell office:value-type="percentage" office:value="0.78959087316169185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7" table:style-name="ce48">
            <text:p>42.297</text:p>
          </table:table-cell>
          <table:table-cell office:value-type="percentage" office:value="1" table:style-name="ce49">
            <text:p>100,0%</text:p>
          </table:table-cell>
          <table:table-cell office:value-type="float" office:value="55890" table:style-name="ce48">
            <text:p>55.890</text:p>
          </table:table-cell>
          <table:table-cell office:value-type="percentage" office:value="0.98675847457627119" table:style-name="ce49">
            <text:p>98,7%</text:p>
          </table:table-cell>
          <table:table-cell office:value-type="float" office:value="72261" table:style-name="ce48">
            <text:p>72.261</text:p>
          </table:table-cell>
          <table:table-cell office:value-type="percentage" office:value="0.95494912118408881" table:style-name="ce49">
            <text:p>95,5%</text:p>
          </table:table-cell>
          <table:table-cell office:value-type="float" office:value="92179" table:style-name="ce48">
            <text:p>92.179</text:p>
          </table:table-cell>
          <table:table-cell office:value-type="percentage" office:value="0.94350959077974983" table:style-name="ce49">
            <text:p>94,4%</text:p>
          </table:table-cell>
          <table:table-cell office:value-type="float" office:value="95940" table:style-name="ce48">
            <text:p>95.940</text:p>
          </table:table-cell>
          <table:table-cell office:value-type="percentage" office:value="0.90746573593257851" table:style-name="ce49">
            <text:p>90,7%</text:p>
          </table:table-cell>
          <table:table-cell office:value-type="float" office:value="65225" table:style-name="ce48">
            <text:p>65.225</text:p>
          </table:table-cell>
          <table:table-cell office:value-type="percentage" office:value="0.85006972591849239" table:style-name="ce49">
            <text:p>85,0%</text:p>
          </table:table-cell>
          <table:table-cell office:value-type="float" office:value="58745" table:style-name="ce48">
            <text:p>58.745</text:p>
          </table:table-cell>
          <table:table-cell office:value-type="percentage" office:value="0.85382692363594082" table:style-name="ce49">
            <text:p>85,4%</text:p>
          </table:table-cell>
          <table:table-cell office:value-type="float" office:value="51756" table:style-name="ce48">
            <text:p>51.756</text:p>
          </table:table-cell>
          <table:table-cell office:value-type="percentage" office:value="0.89977573407972744" table:style-name="ce49">
            <text:p>90,0%</text:p>
          </table:table-cell>
          <table:table-cell office:value-type="float" office:value="534293" table:style-name="ce48">
            <text:p>534.29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91855202060069" table:style-name="ce49">
            <text:p>92,1%</text:p>
          </table:table-cell>
          <table:table-cell office:value-type="percentage" office:value="0.81242264169304834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41" table:style-name="ce48">
            <text:p>162.641</text:p>
          </table:table-cell>
          <table:table-cell office:value-type="percentage" office:value="1.0195265975452277" table:style-name="ce49">
            <text:p>102,0%</text:p>
          </table:table-cell>
          <table:table-cell office:value-type="float" office:value="213065" table:style-name="ce48">
            <text:p>213.065</text:p>
          </table:table-cell>
          <table:table-cell office:value-type="percentage" office:value="0.98474344397918345" table:style-name="ce49">
            <text:p>98,5%</text:p>
          </table:table-cell>
          <table:table-cell office:value-type="float" office:value="275210" table:style-name="ce48">
            <text:p>275.210</text:p>
          </table:table-cell>
          <table:table-cell office:value-type="percentage" office:value="0.96849343510590757" table:style-name="ce49">
            <text:p>96,8%</text:p>
          </table:table-cell>
          <table:table-cell office:value-type="float" office:value="323966" table:style-name="ce48">
            <text:p>323.966</text:p>
          </table:table-cell>
          <table:table-cell office:value-type="percentage" office:value="0.95999312525372849" table:style-name="ce49">
            <text:p>96,0%</text:p>
          </table:table-cell>
          <table:table-cell office:value-type="float" office:value="322308" table:style-name="ce48">
            <text:p>322.308</text:p>
          </table:table-cell>
          <table:table-cell office:value-type="percentage" office:value="0.92600211455364534" table:style-name="ce49">
            <text:p>92,6%</text:p>
          </table:table-cell>
          <table:table-cell office:value-type="float" office:value="207333" table:style-name="ce48">
            <text:p>207.333</text:p>
          </table:table-cell>
          <table:table-cell office:value-type="percentage" office:value="0.87248511372483006" table:style-name="ce49">
            <text:p>87,2%</text:p>
          </table:table-cell>
          <table:table-cell office:value-type="float" office:value="171008" table:style-name="ce48">
            <text:p>171.008</text:p>
          </table:table-cell>
          <table:table-cell office:value-type="percentage" office:value="0.85840925633109955" table:style-name="ce49">
            <text:p>85,8%</text:p>
          </table:table-cell>
          <table:table-cell office:value-type="float" office:value="154770" table:style-name="ce48">
            <text:p>154.770</text:p>
          </table:table-cell>
          <table:table-cell office:value-type="percentage" office:value="0.89557161621831183" table:style-name="ce49">
            <text:p>89,6%</text:p>
          </table:table-cell>
          <table:table-cell office:value-type="float" office:value="1830301" table:style-name="ce48">
            <text:p>1.830.30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609420366571483" table:style-name="ce49">
            <text:p>93,6%</text:p>
          </table:table-cell>
          <table:table-cell office:value-type="percentage" office:value="0.83731840498319232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77" table:style-name="ce48">
            <text:p>7.577</text:p>
          </table:table-cell>
          <table:table-cell office:value-type="percentage" office:value="0.90971305078640896" table:style-name="ce49">
            <text:p>91,0%</text:p>
          </table:table-cell>
          <table:table-cell office:value-type="float" office:value="10534" table:style-name="ce48">
            <text:p>10.534</text:p>
          </table:table-cell>
          <table:table-cell office:value-type="percentage" office:value="0.91148221856883271" table:style-name="ce49">
            <text:p>91,1%</text:p>
          </table:table-cell>
          <table:table-cell office:value-type="float" office:value="11068" table:style-name="ce48">
            <text:p>11.068</text:p>
          </table:table-cell>
          <table:table-cell office:value-type="percentage" office:value="0.89568665533705594" table:style-name="ce49">
            <text:p>89,6%</text:p>
          </table:table-cell>
          <table:table-cell office:value-type="float" office:value="9107" table:style-name="ce48">
            <text:p>9.107</text:p>
          </table:table-cell>
          <table:table-cell office:value-type="percentage" office:value="0.79892973067812967" table:style-name="ce49">
            <text:p>79,9%</text:p>
          </table:table-cell>
          <table:table-cell office:value-type="float" office:value="8809" table:style-name="ce48">
            <text:p>8.809</text:p>
          </table:table-cell>
          <table:table-cell office:value-type="percentage" office:value="0.81076852277956746" table:style-name="ce49">
            <text:p>81,1%</text:p>
          </table:table-cell>
          <table:table-cell office:value-type="float" office:value="8275" table:style-name="ce48">
            <text:p>8.275</text:p>
          </table:table-cell>
          <table:table-cell office:value-type="percentage" office:value="0.89160650791940521" table:style-name="ce49">
            <text:p>89,2%</text:p>
          </table:table-cell>
          <table:table-cell office:value-type="float" office:value="61641" table:style-name="ce48">
            <text:p>61.64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78286333751003" table:style-name="ce49">
            <text:p>86,8%</text:p>
          </table:table-cell>
          <table:table-cell office:value-type="percentage" office:value="0.73806530406983006" table:style-name="ce49">
            <text:p>7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1" table:style-name="ce48">
            <text:p>7.381</text:p>
          </table:table-cell>
          <table:table-cell office:value-type="percentage" office:value="0.92204871955028112" table:style-name="ce49">
            <text:p>92,2%</text:p>
          </table:table-cell>
          <table:table-cell office:value-type="float" office:value="10003" table:style-name="ce48">
            <text:p>10.003</text:p>
          </table:table-cell>
          <table:table-cell office:value-type="percentage" office:value="0.92611795204147762" table:style-name="ce49">
            <text:p>92,6%</text:p>
          </table:table-cell>
          <table:table-cell office:value-type="float" office:value="10482" table:style-name="ce48">
            <text:p>10.482</text:p>
          </table:table-cell>
          <table:table-cell office:value-type="percentage" office:value="0.9596264762427904" table:style-name="ce49">
            <text:p>96,0%</text:p>
          </table:table-cell>
          <table:table-cell office:value-type="float" office:value="8971" table:style-name="ce48">
            <text:p>8.971</text:p>
          </table:table-cell>
          <table:table-cell office:value-type="percentage" office:value="0.81911979547114677" table:style-name="ce49">
            <text:p>81,9%</text:p>
          </table:table-cell>
          <table:table-cell office:value-type="float" office:value="8975" table:style-name="ce48">
            <text:p>8.975</text:p>
          </table:table-cell>
          <table:table-cell office:value-type="percentage" office:value="0.76768454366606786" table:style-name="ce49">
            <text:p>76,8%</text:p>
          </table:table-cell>
          <table:table-cell office:value-type="float" office:value="8204" table:style-name="ce48">
            <text:p>8.204</text:p>
          </table:table-cell>
          <table:table-cell office:value-type="percentage" office:value="0.85636743215031319" table:style-name="ce49">
            <text:p>85,6%</text:p>
          </table:table-cell>
          <table:table-cell office:value-type="float" office:value="59438" table:style-name="ce48">
            <text:p>59.43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68233088213753" table:style-name="ce49">
            <text:p>87,1%</text:p>
          </table:table-cell>
          <table:table-cell office:value-type="percentage" office:value="0.70740996405703271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9" table:style-name="ce48">
            <text:p>3.579</text:p>
          </table:table-cell>
          <table:table-cell office:value-type="string" table:style-name="ce49">
            <text:p>-</text:p>
          </table:table-cell>
          <table:table-cell office:value-type="float" office:value="9294" table:style-name="ce48">
            <text:p>9.294</text:p>
          </table:table-cell>
          <table:table-cell office:value-type="string" table:style-name="ce49">
            <text:p>-</text:p>
          </table:table-cell>
          <table:table-cell office:value-type="float" office:value="21668" table:style-name="ce48">
            <text:p>21.668</text:p>
          </table:table-cell>
          <table:table-cell office:value-type="string" table:style-name="ce49">
            <text:p>-</text:p>
          </table:table-cell>
          <table:table-cell office:value-type="float" office:value="31394" table:style-name="ce48">
            <text:p>31.394</text:p>
          </table:table-cell>
          <table:table-cell office:value-type="string" table:style-name="ce49">
            <text:p>-</text:p>
          </table:table-cell>
          <table:table-cell office:value-type="float" office:value="23786" table:style-name="ce48">
            <text:p>23.786</text:p>
          </table:table-cell>
          <table:table-cell office:value-type="string" table:style-name="ce49">
            <text:p>-</text:p>
          </table:table-cell>
          <table:table-cell office:value-type="float" office:value="1266" table:style-name="ce48">
            <text:p>1.266</text:p>
          </table:table-cell>
          <table:table-cell office:value-type="string" table:style-name="ce49">
            <text:p>-</text:p>
          </table:table-cell>
          <table:table-cell office:value-type="float" office:value="91028" table:style-name="ce48">
            <text:p>91.02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3" table:style-name="ce51">
            <text:p>873</text:p>
          </table:table-cell>
          <table:table-cell office:value-type="string" table:style-name="ce52">
            <text:p>-</text:p>
          </table:table-cell>
          <table:table-cell office:value-type="float" office:value="1823" table:style-name="ce51">
            <text:p>1.823</text:p>
          </table:table-cell>
          <table:table-cell office:value-type="string" table:style-name="ce52">
            <text:p>-</text:p>
          </table:table-cell>
          <table:table-cell office:value-type="float" office:value="2240" table:style-name="ce51">
            <text:p>2.240</text:p>
          </table:table-cell>
          <table:table-cell office:value-type="string" table:style-name="ce52">
            <text:p>-</text:p>
          </table:table-cell>
          <table:table-cell office:value-type="float" office:value="1996" table:style-name="ce51">
            <text:p>1.996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43" table:style-name="ce51">
            <text:p>7.54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7042" table:style-name="ce55">
            <text:p>2.917.042</text:p>
          </table:table-cell>
          <table:table-cell office:value-type="percentage" office:value="1" table:style-name="ce56">
            <text:p>100,0%</text:p>
          </table:table-cell>
          <table:table-cell office:value-type="float" office:value="3939551" table:style-name="ce55">
            <text:p>3.939.551</text:p>
          </table:table-cell>
          <table:table-cell office:value-type="percentage" office:value="0.98566913921010879" table:style-name="ce56">
            <text:p>98,6%</text:p>
          </table:table-cell>
          <table:table-cell office:value-type="float" office:value="5272752" table:style-name="ce55">
            <text:p>5.272.752</text:p>
          </table:table-cell>
          <table:table-cell office:value-type="percentage" office:value="0.95734885595697627" table:style-name="ce56">
            <text:p>95,7%</text:p>
          </table:table-cell>
          <table:table-cell office:value-type="float" office:value="6704470" table:style-name="ce55">
            <text:p>6.704.470</text:p>
          </table:table-cell>
          <table:table-cell office:value-type="percentage" office:value="0.94035609282504184" table:style-name="ce56">
            <text:p>94,0%</text:p>
          </table:table-cell>
          <table:table-cell office:value-type="float" office:value="7028994" table:style-name="ce55">
            <text:p>7.028.994</text:p>
          </table:table-cell>
          <table:table-cell office:value-type="percentage" office:value="0.89921538305661342" table:style-name="ce56">
            <text:p>89,9%</text:p>
          </table:table-cell>
          <table:table-cell office:value-type="float" office:value="4987534" table:style-name="ce55">
            <text:p>4.987.534</text:p>
          </table:table-cell>
          <table:table-cell office:value-type="percentage" office:value="0.83936674733508132" table:style-name="ce56">
            <text:p>83,9%</text:p>
          </table:table-cell>
          <table:table-cell office:value-type="float" office:value="4086540" table:style-name="ce55">
            <text:p>4.086.540</text:p>
          </table:table-cell>
          <table:table-cell office:value-type="percentage" office:value="0.82982086888186968" table:style-name="ce56">
            <text:p>83,0%</text:p>
          </table:table-cell>
          <table:table-cell office:value-type="float" office:value="3464377" table:style-name="ce55">
            <text:p>3.464.377</text:p>
          </table:table-cell>
          <table:table-cell office:value-type="percentage" office:value="0.86958083435534772" table:style-name="ce56">
            <text:p>87,0%</text:p>
          </table:table-cell>
          <table:table-cell office:value-type="float" office:value="38401260" table:style-name="ce55">
            <text:p>38.401.26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30532084685101" table:style-name="ce56">
            <text:p>91,0%</text:p>
          </table:table-cell>
          <table:table-cell office:value-type="percentage" office:value="0.81017543583529306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150" table:style-name="ce62">
            <text:p>997.150</text:p>
          </table:table-cell>
          <table:table-cell office:value-type="percentage" office:value="0.92050846518841278" table:style-name="ce63">
            <text:p>92,1%</text:p>
          </table:table-cell>
          <table:table-cell office:value-type="float" office:value="862489" table:style-name="ce62">
            <text:p>862.489</text:p>
          </table:table-cell>
          <table:table-cell office:value-type="percentage" office:value="0.92676477066980423" table:style-name="ce63">
            <text:p>92,7%</text:p>
          </table:table-cell>
          <table:table-cell office:value-type="float" office:value="853462" table:style-name="ce62">
            <text:p>853.462</text:p>
          </table:table-cell>
          <table:table-cell office:value-type="percentage" office:value="0.6998171456684843" table:style-name="ce63">
            <text:p>70,0%</text:p>
          </table:table-cell>
          <table:table-cell office:value-type="float" office:value="658837" table:style-name="ce62">
            <text:p>658.837</text:p>
          </table:table-cell>
          <table:table-cell office:value-type="percentage" office:value="0.52204129821558742" table:style-name="ce63">
            <text:p>52,2%</text:p>
          </table:table-cell>
          <table:table-cell office:value-type="float" office:value="339590" table:style-name="ce62">
            <text:p>339.590</text:p>
          </table:table-cell>
          <table:table-cell office:value-type="percentage" office:value="0.35937807559861068" table:style-name="ce63">
            <text:p>35,9%</text:p>
          </table:table-cell>
          <table:table-cell office:value-type="float" office:value="212918" table:style-name="ce62">
            <text:p>212.918</text:p>
          </table:table-cell>
          <table:table-cell office:value-type="percentage" office:value="0.27134338667560448" table:style-name="ce63">
            <text:p>27,1%</text:p>
          </table:table-cell>
          <table:table-cell office:value-type="float" office:value="205297" table:style-name="ce62">
            <text:p>205.297</text:p>
          </table:table-cell>
          <table:table-cell office:value-type="percentage" office:value="0.64444911822502371" table:style-name="ce46">
            <text:p>64,4%</text:p>
          </table:table-cell>
          <table:table-cell office:value-type="float" office:value="747357" table:style-name="ce62">
            <text:p>747.357</text:p>
          </table:table-cell>
          <table:table-cell office:value-type="percentage" office:value="0.86350937274693584" table:style-name="ce46">
            <text:p>86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514" table:style-name="ce7">
            <text:p>201.514</text:p>
          </table:table-cell>
          <table:table-cell office:value-type="percentage" office:value="0.91725271173865353" table:style-name="ce49">
            <text:p>91,7%</text:p>
          </table:table-cell>
          <table:table-cell office:value-type="float" office:value="142327" table:style-name="ce7">
            <text:p>142.327</text:p>
          </table:table-cell>
          <table:table-cell office:value-type="percentage" office:value="0.92144891881393243" table:style-name="ce49">
            <text:p>92,1%</text:p>
          </table:table-cell>
          <table:table-cell office:value-type="float" office:value="133101" table:style-name="ce7">
            <text:p>133.101</text:p>
          </table:table-cell>
          <table:table-cell office:value-type="percentage" office:value="0.71265420200462604" table:style-name="ce49">
            <text:p>71,3%</text:p>
          </table:table-cell>
          <table:table-cell office:value-type="float" office:value="100661" table:style-name="ce7">
            <text:p>100.661</text:p>
          </table:table-cell>
          <table:table-cell office:value-type="percentage" office:value="0.53055147078201015" table:style-name="ce49">
            <text:p>53,1%</text:p>
          </table:table-cell>
          <table:table-cell office:value-type="float" office:value="47411" table:style-name="ce7">
            <text:p>47.411</text:p>
          </table:table-cell>
          <table:table-cell office:value-type="percentage" office:value="0.36913242862370466" table:style-name="ce49">
            <text:p>36,9%</text:p>
          </table:table-cell>
          <table:table-cell office:value-type="float" office:value="34360" table:style-name="ce7">
            <text:p>34.360</text:p>
          </table:table-cell>
          <table:table-cell office:value-type="percentage" office:value="0.32174694733687914" table:style-name="ce49">
            <text:p>32,2%</text:p>
          </table:table-cell>
          <table:table-cell office:value-type="float" office:value="36998" table:style-name="ce7">
            <text:p>36.998</text:p>
          </table:table-cell>
          <table:table-cell office:value-type="percentage" office:value="0.62912139298406711" table:style-name="ce49">
            <text:p>62,9%</text:p>
          </table:table-cell>
          <table:table-cell office:value-type="float" office:value="118066" table:style-name="ce7">
            <text:p>118.066</text:p>
          </table:table-cell>
          <table:table-cell office:value-type="percentage" office:value="0.8735535233359969" table:style-name="ce49">
            <text:p>87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746" table:style-name="ce7">
            <text:p>191.746</text:p>
          </table:table-cell>
          <table:table-cell office:value-type="percentage" office:value="0.94607623041815714" table:style-name="ce49">
            <text:p>94,6%</text:p>
          </table:table-cell>
          <table:table-cell office:value-type="float" office:value="142056" table:style-name="ce7">
            <text:p>142.056</text:p>
          </table:table-cell>
          <table:table-cell office:value-type="percentage" office:value="0.95900195100216701" table:style-name="ce49">
            <text:p>95,9%</text:p>
          </table:table-cell>
          <table:table-cell office:value-type="float" office:value="143572" table:style-name="ce7">
            <text:p>143.572</text:p>
          </table:table-cell>
          <table:table-cell office:value-type="percentage" office:value="0.93689719528588766" table:style-name="ce49">
            <text:p>93,7%</text:p>
          </table:table-cell>
          <table:table-cell office:value-type="float" office:value="123514" table:style-name="ce7">
            <text:p>123.514</text:p>
          </table:table-cell>
          <table:table-cell office:value-type="percentage" office:value="0.81737806895638943" table:style-name="ce49">
            <text:p>81,7%</text:p>
          </table:table-cell>
          <table:table-cell office:value-type="float" office:value="57222" table:style-name="ce7">
            <text:p>57.222</text:p>
          </table:table-cell>
          <table:table-cell office:value-type="percentage" office:value="0.62799885862288463" table:style-name="ce49">
            <text:p>62,8%</text:p>
          </table:table-cell>
          <table:table-cell office:value-type="float" office:value="38890" table:style-name="ce7">
            <text:p>38.890</text:p>
          </table:table-cell>
          <table:table-cell office:value-type="percentage" office:value="0.58327709036370456" table:style-name="ce49">
            <text:p>58,3%</text:p>
          </table:table-cell>
          <table:table-cell office:value-type="float" office:value="41647" table:style-name="ce7">
            <text:p>41.647</text:p>
          </table:table-cell>
          <table:table-cell office:value-type="percentage" office:value="0.91895410414827894" table:style-name="ce49">
            <text:p>91,9%</text:p>
          </table:table-cell>
          <table:table-cell office:value-type="float" office:value="113604" table:style-name="ce7">
            <text:p>113.604</text:p>
          </table:table-cell>
          <table:table-cell office:value-type="percentage" office:value="0.96616829106495894" table:style-name="ce49">
            <text:p>9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372" table:style-name="ce7">
            <text:p>119.372</text:p>
          </table:table-cell>
          <table:table-cell office:value-type="percentage" office:value="0.91156369078982535" table:style-name="ce49">
            <text:p>91,2%</text:p>
          </table:table-cell>
          <table:table-cell office:value-type="float" office:value="96000" table:style-name="ce7">
            <text:p>96.000</text:p>
          </table:table-cell>
          <table:table-cell office:value-type="percentage" office:value="0.85955267446233186" table:style-name="ce49">
            <text:p>86,0%</text:p>
          </table:table-cell>
          <table:table-cell office:value-type="float" office:value="99271" table:style-name="ce7">
            <text:p>99.271</text:p>
          </table:table-cell>
          <table:table-cell office:value-type="percentage" office:value="0.65123922484485086" table:style-name="ce49">
            <text:p>65,1%</text:p>
          </table:table-cell>
          <table:table-cell office:value-type="float" office:value="75142" table:style-name="ce7">
            <text:p>75.142</text:p>
          </table:table-cell>
          <table:table-cell office:value-type="percentage" office:value="0.436747670721713" table:style-name="ce49">
            <text:p>43,7%</text:p>
          </table:table-cell>
          <table:table-cell office:value-type="float" office:value="33088" table:style-name="ce7">
            <text:p>33.088</text:p>
          </table:table-cell>
          <table:table-cell office:value-type="percentage" office:value="0.2495399559564391" table:style-name="ce49">
            <text:p>25,0%</text:p>
          </table:table-cell>
          <table:table-cell office:value-type="float" office:value="21465" table:style-name="ce7">
            <text:p>21.465</text:p>
          </table:table-cell>
          <table:table-cell office:value-type="percentage" office:value="0.21030097582004154" table:style-name="ce49">
            <text:p>21,0%</text:p>
          </table:table-cell>
          <table:table-cell office:value-type="float" office:value="35300" table:style-name="ce7">
            <text:p>35.300</text:p>
          </table:table-cell>
          <table:table-cell office:value-type="percentage" office:value="0.69202117231915306" table:style-name="ce49">
            <text:p>69,2%</text:p>
          </table:table-cell>
          <table:table-cell office:value-type="float" office:value="100035" table:style-name="ce7">
            <text:p>100.035</text:p>
          </table:table-cell>
          <table:table-cell office:value-type="percentage" office:value="0.83380565789254335" table:style-name="ce49">
            <text:p>83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746" table:style-name="ce7">
            <text:p>221.746</text:p>
          </table:table-cell>
          <table:table-cell office:value-type="percentage" office:value="0.90873176868824712" table:style-name="ce49">
            <text:p>90,9%</text:p>
          </table:table-cell>
          <table:table-cell office:value-type="float" office:value="194943" table:style-name="ce7">
            <text:p>194.943</text:p>
          </table:table-cell>
          <table:table-cell office:value-type="percentage" office:value="0.87242726528201064" table:style-name="ce49">
            <text:p>87,2%</text:p>
          </table:table-cell>
          <table:table-cell office:value-type="float" office:value="234925" table:style-name="ce7">
            <text:p>234.925</text:p>
          </table:table-cell>
          <table:table-cell office:value-type="percentage" office:value="0.7290396258677565" table:style-name="ce49">
            <text:p>72,9%</text:p>
          </table:table-cell>
          <table:table-cell office:value-type="float" office:value="175737" table:style-name="ce7">
            <text:p>175.737</text:p>
          </table:table-cell>
          <table:table-cell office:value-type="percentage" office:value="0.54943567297170548" table:style-name="ce49">
            <text:p>54,9%</text:p>
          </table:table-cell>
          <table:table-cell office:value-type="float" office:value="67686" table:style-name="ce7">
            <text:p>67.686</text:p>
          </table:table-cell>
          <table:table-cell office:value-type="percentage" office:value="0.29263420939995416" table:style-name="ce49">
            <text:p>29,3%</text:p>
          </table:table-cell>
          <table:table-cell office:value-type="float" office:value="36400" table:style-name="ce7">
            <text:p>36.400</text:p>
          </table:table-cell>
          <table:table-cell office:value-type="percentage" office:value="0.19311061949250105" table:style-name="ce49">
            <text:p>19,3%</text:p>
          </table:table-cell>
          <table:table-cell office:value-type="float" office:value="96335" table:style-name="ce7">
            <text:p>96.335</text:p>
          </table:table-cell>
          <table:table-cell office:value-type="percentage" office:value="0.71739745613773798" table:style-name="ce49">
            <text:p>71,7%</text:p>
          </table:table-cell>
          <table:table-cell office:value-type="float" office:value="185892" table:style-name="ce7">
            <text:p>185.892</text:p>
          </table:table-cell>
          <table:table-cell office:value-type="percentage" office:value="0.83462940679944686" table:style-name="ce49">
            <text:p>83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36" table:style-name="ce7">
            <text:p>92.536</text:p>
          </table:table-cell>
          <table:table-cell office:value-type="percentage" office:value="0.9413344455408279" table:style-name="ce49">
            <text:p>94,1%</text:p>
          </table:table-cell>
          <table:table-cell office:value-type="float" office:value="75719" table:style-name="ce7">
            <text:p>75.719</text:p>
          </table:table-cell>
          <table:table-cell office:value-type="percentage" office:value="0.98333809511441261" table:style-name="ce49">
            <text:p>98,3%</text:p>
          </table:table-cell>
          <table:table-cell office:value-type="float" office:value="70812" table:style-name="ce7">
            <text:p>70.812</text:p>
          </table:table-cell>
          <table:table-cell office:value-type="percentage" office:value="0.8345354263894782" table:style-name="ce49">
            <text:p>83,5%</text:p>
          </table:table-cell>
          <table:table-cell office:value-type="float" office:value="59717" table:style-name="ce7">
            <text:p>59.717</text:p>
          </table:table-cell>
          <table:table-cell office:value-type="percentage" office:value="0.67153588376852669" table:style-name="ce49">
            <text:p>67,2%</text:p>
          </table:table-cell>
          <table:table-cell office:value-type="float" office:value="28872" table:style-name="ce7">
            <text:p>28.872</text:p>
          </table:table-cell>
          <table:table-cell office:value-type="percentage" office:value="0.51394698898125568" table:style-name="ce49">
            <text:p>51,4%</text:p>
          </table:table-cell>
          <table:table-cell office:value-type="float" office:value="15387" table:style-name="ce7">
            <text:p>15.387</text:p>
          </table:table-cell>
          <table:table-cell office:value-type="percentage" office:value="0.36093453120968311" table:style-name="ce49">
            <text:p>36,1%</text:p>
          </table:table-cell>
          <table:table-cell office:value-type="float" office:value="19804" table:style-name="ce7">
            <text:p>19.804</text:p>
          </table:table-cell>
          <table:table-cell office:value-type="percentage" office:value="0.89263499504191834" table:style-name="ce49">
            <text:p>89,3%</text:p>
          </table:table-cell>
          <table:table-cell office:value-type="float" office:value="55848" table:style-name="ce7">
            <text:p>55.848</text:p>
          </table:table-cell>
          <table:table-cell office:value-type="percentage" office:value="0.94258227848101261" table:style-name="ce49">
            <text:p>94,3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854" table:style-name="ce7">
            <text:p>446.854</text:p>
          </table:table-cell>
          <table:table-cell office:value-type="percentage" office:value="0.93371195500002091" table:style-name="ce49">
            <text:p>93,4%</text:p>
          </table:table-cell>
          <table:table-cell office:value-type="float" office:value="295731" table:style-name="ce7">
            <text:p>295.731</text:p>
          </table:table-cell>
          <table:table-cell office:value-type="percentage" office:value="0.91672530572389532" table:style-name="ce49">
            <text:p>91,7%</text:p>
          </table:table-cell>
          <table:table-cell office:value-type="float" office:value="297294" table:style-name="ce7">
            <text:p>297.294</text:p>
          </table:table-cell>
          <table:table-cell office:value-type="percentage" office:value="0.84102520580497331" table:style-name="ce49">
            <text:p>84,1%</text:p>
          </table:table-cell>
          <table:table-cell office:value-type="float" office:value="220748" table:style-name="ce7">
            <text:p>220.748</text:p>
          </table:table-cell>
          <table:table-cell office:value-type="percentage" office:value="0.68599592283214006" table:style-name="ce49">
            <text:p>68,6%</text:p>
          </table:table-cell>
          <table:table-cell office:value-type="float" office:value="112779" table:style-name="ce7">
            <text:p>112.779</text:p>
          </table:table-cell>
          <table:table-cell office:value-type="percentage" office:value="0.52671916157596821" table:style-name="ce49">
            <text:p>52,7%</text:p>
          </table:table-cell>
          <table:table-cell office:value-type="float" office:value="80490" table:style-name="ce7">
            <text:p>80.490</text:p>
          </table:table-cell>
          <table:table-cell office:value-type="percentage" office:value="0.45945714530353626" table:style-name="ce49">
            <text:p>45,9%</text:p>
          </table:table-cell>
          <table:table-cell office:value-type="float" office:value="82591" table:style-name="ce7">
            <text:p>82.591</text:p>
          </table:table-cell>
          <table:table-cell office:value-type="percentage" office:value="0.8634619606695173" table:style-name="ce49">
            <text:p>86,3%</text:p>
          </table:table-cell>
          <table:table-cell office:value-type="float" office:value="226475" table:style-name="ce7">
            <text:p>226.475</text:p>
          </table:table-cell>
          <table:table-cell office:value-type="percentage" office:value="0.93063631320498863" table:style-name="ce49">
            <text:p>93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307" table:style-name="ce7">
            <text:p>269.307</text:p>
          </table:table-cell>
          <table:table-cell office:value-type="percentage" office:value="0.91361429720019949" table:style-name="ce49">
            <text:p>91,4%</text:p>
          </table:table-cell>
          <table:table-cell office:value-type="float" office:value="204215" table:style-name="ce7">
            <text:p>204.215</text:p>
          </table:table-cell>
          <table:table-cell office:value-type="percentage" office:value="0.92840192031423319" table:style-name="ce49">
            <text:p>92,8%</text:p>
          </table:table-cell>
          <table:table-cell office:value-type="float" office:value="218957" table:style-name="ce7">
            <text:p>218.957</text:p>
          </table:table-cell>
          <table:table-cell office:value-type="percentage" office:value="0.77197838036039779" table:style-name="ce49">
            <text:p>77,2%</text:p>
          </table:table-cell>
          <table:table-cell office:value-type="float" office:value="170437" table:style-name="ce7">
            <text:p>170.437</text:p>
          </table:table-cell>
          <table:table-cell office:value-type="percentage" office:value="0.60124597404338331" table:style-name="ce49">
            <text:p>60,1%</text:p>
          </table:table-cell>
          <table:table-cell office:value-type="float" office:value="81946" table:style-name="ce7">
            <text:p>81.946</text:p>
          </table:table-cell>
          <table:table-cell office:value-type="percentage" office:value="0.40259797684027454" table:style-name="ce49">
            <text:p>40,3%</text:p>
          </table:table-cell>
          <table:table-cell office:value-type="float" office:value="49732" table:style-name="ce7">
            <text:p>49.732</text:p>
          </table:table-cell>
          <table:table-cell office:value-type="percentage" office:value="0.29040923105671307" table:style-name="ce49">
            <text:p>29,0%</text:p>
          </table:table-cell>
          <table:table-cell office:value-type="float" office:value="64607" table:style-name="ce7">
            <text:p>64.607</text:p>
          </table:table-cell>
          <table:table-cell office:value-type="percentage" office:value="0.83797455219912065" table:style-name="ce49">
            <text:p>83,8%</text:p>
          </table:table-cell>
          <table:table-cell office:value-type="float" office:value="180778" table:style-name="ce7">
            <text:p>180.778</text:p>
          </table:table-cell>
          <table:table-cell office:value-type="percentage" office:value="0.8766991750847466" table:style-name="ce49">
            <text:p>87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2836" table:style-name="ce7">
            <text:p>972.836</text:p>
          </table:table-cell>
          <table:table-cell office:value-type="percentage" office:value="0.9062898548294388" table:style-name="ce49">
            <text:p>90,6%</text:p>
          </table:table-cell>
          <table:table-cell office:value-type="float" office:value="716403" table:style-name="ce7">
            <text:p>716.403</text:p>
          </table:table-cell>
          <table:table-cell office:value-type="percentage" office:value="0.89733880786207798" table:style-name="ce49">
            <text:p>89,7%</text:p>
          </table:table-cell>
          <table:table-cell office:value-type="float" office:value="748031" table:style-name="ce7">
            <text:p>748.031</text:p>
          </table:table-cell>
          <table:table-cell office:value-type="percentage" office:value="0.72249722555177476" table:style-name="ce49">
            <text:p>72,2%</text:p>
          </table:table-cell>
          <table:table-cell office:value-type="float" office:value="622072" table:style-name="ce7">
            <text:p>622.072</text:p>
          </table:table-cell>
          <table:table-cell office:value-type="percentage" office:value="0.54133982633879074" table:style-name="ce49">
            <text:p>54,1%</text:p>
          </table:table-cell>
          <table:table-cell office:value-type="float" office:value="289587" table:style-name="ce7">
            <text:p>289.587</text:p>
          </table:table-cell>
          <table:table-cell office:value-type="percentage" office:value="0.35798505691426763" table:style-name="ce49">
            <text:p>35,8%</text:p>
          </table:table-cell>
          <table:table-cell office:value-type="float" office:value="172026" table:style-name="ce7">
            <text:p>172.026</text:p>
          </table:table-cell>
          <table:table-cell office:value-type="percentage" office:value="0.25566806222495686" table:style-name="ce49">
            <text:p>25,6%</text:p>
          </table:table-cell>
          <table:table-cell office:value-type="float" office:value="214625" table:style-name="ce7">
            <text:p>214.625</text:p>
          </table:table-cell>
          <table:table-cell office:value-type="percentage" office:value="0.61748907436337852" table:style-name="ce49">
            <text:p>61,7%</text:p>
          </table:table-cell>
          <table:table-cell office:value-type="float" office:value="703378" table:style-name="ce7">
            <text:p>703.378</text:p>
          </table:table-cell>
          <table:table-cell office:value-type="percentage" office:value="0.87497123351913886" table:style-name="ce49">
            <text:p>87,5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7976" table:style-name="ce7">
            <text:p>687.976</text:p>
          </table:table-cell>
          <table:table-cell office:value-type="percentage" office:value="0.94606811102936628" table:style-name="ce49">
            <text:p>94,6%</text:p>
          </table:table-cell>
          <table:table-cell office:value-type="float" office:value="553218" table:style-name="ce7">
            <text:p>553.218</text:p>
          </table:table-cell>
          <table:table-cell office:value-type="percentage" office:value="0.96981947078890807" table:style-name="ce49">
            <text:p>97,0%</text:p>
          </table:table-cell>
          <table:table-cell office:value-type="float" office:value="587226" table:style-name="ce7">
            <text:p>587.226</text:p>
          </table:table-cell>
          <table:table-cell office:value-type="percentage" office:value="0.82048036215785725" table:style-name="ce49">
            <text:p>82,0%</text:p>
          </table:table-cell>
          <table:table-cell office:value-type="float" office:value="494194" table:style-name="ce7">
            <text:p>494.194</text:p>
          </table:table-cell>
          <table:table-cell office:value-type="percentage" office:value="0.65270720931921888" table:style-name="ce49">
            <text:p>65,3%</text:p>
          </table:table-cell>
          <table:table-cell office:value-type="float" office:value="257605" table:style-name="ce7">
            <text:p>257.605</text:p>
          </table:table-cell>
          <table:table-cell office:value-type="percentage" office:value="0.49745772367300511" table:style-name="ce49">
            <text:p>49,7%</text:p>
          </table:table-cell>
          <table:table-cell office:value-type="float" office:value="184009" table:style-name="ce7">
            <text:p>184.009</text:p>
          </table:table-cell>
          <table:table-cell office:value-type="percentage" office:value="0.42462472164210963" table:style-name="ce49">
            <text:p>42,5%</text:p>
          </table:table-cell>
          <table:table-cell office:value-type="float" office:value="185273" table:style-name="ce7">
            <text:p>185.273</text:p>
          </table:table-cell>
          <table:table-cell office:value-type="percentage" office:value="0.87770503297203062" table:style-name="ce49">
            <text:p>87,8%</text:p>
          </table:table-cell>
          <table:table-cell office:value-type="float" office:value="429634" table:style-name="ce7">
            <text:p>429.634</text:p>
          </table:table-cell>
          <table:table-cell office:value-type="percentage" office:value="0.92088437342592888" table:style-name="ce49">
            <text:p>92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463" table:style-name="ce7">
            <text:p>154.463</text:p>
          </table:table-cell>
          <table:table-cell office:value-type="percentage" office:value="0.89089797495659795" table:style-name="ce49">
            <text:p>89,1%</text:p>
          </table:table-cell>
          <table:table-cell office:value-type="float" office:value="125699" table:style-name="ce7">
            <text:p>125.699</text:p>
          </table:table-cell>
          <table:table-cell office:value-type="percentage" office:value="0.94861442328010381" table:style-name="ce49">
            <text:p>94,9%</text:p>
          </table:table-cell>
          <table:table-cell office:value-type="float" office:value="130721" table:style-name="ce7">
            <text:p>130.721</text:p>
          </table:table-cell>
          <table:table-cell office:value-type="percentage" office:value="0.81004492641363279" table:style-name="ce49">
            <text:p>81,0%</text:p>
          </table:table-cell>
          <table:table-cell office:value-type="float" office:value="99155" table:style-name="ce7">
            <text:p>99.155</text:p>
          </table:table-cell>
          <table:table-cell office:value-type="percentage" office:value="0.68014075425623854" table:style-name="ce49">
            <text:p>68,0%</text:p>
          </table:table-cell>
          <table:table-cell office:value-type="float" office:value="61906" table:style-name="ce7">
            <text:p>61.906</text:p>
          </table:table-cell>
          <table:table-cell office:value-type="percentage" office:value="0.54919668917060704" table:style-name="ce49">
            <text:p>54,9%</text:p>
          </table:table-cell>
          <table:table-cell office:value-type="float" office:value="34874" table:style-name="ce7">
            <text:p>34.874</text:p>
          </table:table-cell>
          <table:table-cell office:value-type="percentage" office:value="0.37502554010603179" table:style-name="ce49">
            <text:p>37,5%</text:p>
          </table:table-cell>
          <table:table-cell office:value-type="float" office:value="35086" table:style-name="ce7">
            <text:p>35.086</text:p>
          </table:table-cell>
          <table:table-cell office:value-type="percentage" office:value="0.87994382163368701" table:style-name="ce49">
            <text:p>88,0%</text:p>
          </table:table-cell>
          <table:table-cell office:value-type="float" office:value="92374" table:style-name="ce7">
            <text:p>92.374</text:p>
          </table:table-cell>
          <table:table-cell office:value-type="percentage" office:value="0.91603613609543733" table:style-name="ce49">
            <text:p>91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801" table:style-name="ce7">
            <text:p>505.801</text:p>
          </table:table-cell>
          <table:table-cell office:value-type="percentage" office:value="0.9493137289862934" table:style-name="ce49">
            <text:p>94,9%</text:p>
          </table:table-cell>
          <table:table-cell office:value-type="float" office:value="334683" table:style-name="ce7">
            <text:p>334.683</text:p>
          </table:table-cell>
          <table:table-cell office:value-type="percentage" office:value="0.96313040475402523" table:style-name="ce49">
            <text:p>96,3%</text:p>
          </table:table-cell>
          <table:table-cell office:value-type="float" office:value="372528" table:style-name="ce7">
            <text:p>372.528</text:p>
          </table:table-cell>
          <table:table-cell office:value-type="percentage" office:value="0.94995091226683326" table:style-name="ce49">
            <text:p>95,0%</text:p>
          </table:table-cell>
          <table:table-cell office:value-type="float" office:value="373851" table:style-name="ce7">
            <text:p>373.851</text:p>
          </table:table-cell>
          <table:table-cell office:value-type="percentage" office:value="0.91138268462854888" table:style-name="ce49">
            <text:p>91,1%</text:p>
          </table:table-cell>
          <table:table-cell office:value-type="float" office:value="182262" table:style-name="ce7">
            <text:p>182.262</text:p>
          </table:table-cell>
          <table:table-cell office:value-type="percentage" office:value="0.6851826093494483" table:style-name="ce49">
            <text:p>68,5%</text:p>
          </table:table-cell>
          <table:table-cell office:value-type="float" office:value="125742" table:style-name="ce7">
            <text:p>125.742</text:p>
          </table:table-cell>
          <table:table-cell office:value-type="percentage" office:value="0.62586855675234432" table:style-name="ce49">
            <text:p>62,6%</text:p>
          </table:table-cell>
          <table:table-cell office:value-type="float" office:value="113064" table:style-name="ce7">
            <text:p>113.064</text:p>
          </table:table-cell>
          <table:table-cell office:value-type="percentage" office:value="0.91174027691538517" table:style-name="ce49">
            <text:p>91,2%</text:p>
          </table:table-cell>
          <table:table-cell office:value-type="float" office:value="299088" table:style-name="ce7">
            <text:p>299.088</text:p>
          </table:table-cell>
          <table:table-cell office:value-type="percentage" office:value="0.98242986233604979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08" table:style-name="ce7">
            <text:p>48.108</text:p>
          </table:table-cell>
          <table:table-cell office:value-type="percentage" office:value="0.92666859289222769" table:style-name="ce49">
            <text:p>92,7%</text:p>
          </table:table-cell>
          <table:table-cell office:value-type="float" office:value="35718" table:style-name="ce7">
            <text:p>35.718</text:p>
          </table:table-cell>
          <table:table-cell office:value-type="percentage" office:value="0.93797268907563025" table:style-name="ce49">
            <text:p>93,8%</text:p>
          </table:table-cell>
          <table:table-cell office:value-type="float" office:value="32812" table:style-name="ce7">
            <text:p>32.812</text:p>
          </table:table-cell>
          <table:table-cell office:value-type="percentage" office:value="0.72431072161762433" table:style-name="ce49">
            <text:p>72,4%</text:p>
          </table:table-cell>
          <table:table-cell office:value-type="float" office:value="27001" table:style-name="ce7">
            <text:p>27.001</text:p>
          </table:table-cell>
          <table:table-cell office:value-type="percentage" office:value="0.56687871344292584" table:style-name="ce49">
            <text:p>56,7%</text:p>
          </table:table-cell>
          <table:table-cell office:value-type="float" office:value="11814" table:style-name="ce7">
            <text:p>11.814</text:p>
          </table:table-cell>
          <table:table-cell office:value-type="percentage" office:value="0.37294021087189849" table:style-name="ce49">
            <text:p>37,3%</text:p>
          </table:table-cell>
          <table:table-cell office:value-type="float" office:value="4496" table:style-name="ce7">
            <text:p>4.496</text:p>
          </table:table-cell>
          <table:table-cell office:value-type="percentage" office:value="0.18227519662693586" table:style-name="ce49">
            <text:p>18,2%</text:p>
          </table:table-cell>
          <table:table-cell office:value-type="float" office:value="12525" table:style-name="ce7">
            <text:p>12.525</text:p>
          </table:table-cell>
          <table:table-cell office:value-type="percentage" office:value="0.87722370079843115" table:style-name="ce49">
            <text:p>87,7%</text:p>
          </table:table-cell>
          <table:table-cell office:value-type="float" office:value="25081" table:style-name="ce7">
            <text:p>25.081</text:p>
          </table:table-cell>
          <table:table-cell office:value-type="percentage" office:value="0.84598778965831278" table:style-name="ce49">
            <text:p>84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0950" table:style-name="ce7">
            <text:p>160.950</text:p>
          </table:table-cell>
          <table:table-cell office:value-type="percentage" office:value="0.91743380739305158" table:style-name="ce49">
            <text:p>91,7%</text:p>
          </table:table-cell>
          <table:table-cell office:value-type="float" office:value="131047" table:style-name="ce7">
            <text:p>131.047</text:p>
          </table:table-cell>
          <table:table-cell office:value-type="percentage" office:value="0.88645295705289073" table:style-name="ce49">
            <text:p>88,6%</text:p>
          </table:table-cell>
          <table:table-cell office:value-type="float" office:value="146810" table:style-name="ce7">
            <text:p>146.810</text:p>
          </table:table-cell>
          <table:table-cell office:value-type="percentage" office:value="0.70834760707720368" table:style-name="ce49">
            <text:p>70,8%</text:p>
          </table:table-cell>
          <table:table-cell office:value-type="float" office:value="121877" table:style-name="ce7">
            <text:p>121.877</text:p>
          </table:table-cell>
          <table:table-cell office:value-type="percentage" office:value="0.526605282601463" table:style-name="ce49">
            <text:p>52,7%</text:p>
          </table:table-cell>
          <table:table-cell office:value-type="float" office:value="55512" table:style-name="ce7">
            <text:p>55.512</text:p>
          </table:table-cell>
          <table:table-cell office:value-type="percentage" office:value="0.33072977175642104" table:style-name="ce49">
            <text:p>33,1%</text:p>
          </table:table-cell>
          <table:table-cell office:value-type="float" office:value="40033" table:style-name="ce7">
            <text:p>40.033</text:p>
          </table:table-cell>
          <table:table-cell office:value-type="percentage" office:value="0.28242373790106384" table:style-name="ce49">
            <text:p>28,2%</text:p>
          </table:table-cell>
          <table:table-cell office:value-type="float" office:value="50004" table:style-name="ce7">
            <text:p>50.004</text:p>
          </table:table-cell>
          <table:table-cell office:value-type="percentage" office:value="0.7544812601846822" table:style-name="ce49">
            <text:p>75,4%</text:p>
          </table:table-cell>
          <table:table-cell office:value-type="float" office:value="111203" table:style-name="ce7">
            <text:p>111.203</text:p>
          </table:table-cell>
          <table:table-cell office:value-type="percentage" office:value="0.83610649543988391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791" table:style-name="ce7">
            <text:p>92.791</text:p>
          </table:table-cell>
          <table:table-cell office:value-type="percentage" office:value="0.94504364121523221" table:style-name="ce49">
            <text:p>94,5%</text:p>
          </table:table-cell>
          <table:table-cell office:value-type="float" office:value="70183" table:style-name="ce7">
            <text:p>70.183</text:p>
          </table:table-cell>
          <table:table-cell office:value-type="percentage" office:value="0.97124313253345507" table:style-name="ce49">
            <text:p>97,1%</text:p>
          </table:table-cell>
          <table:table-cell office:value-type="float" office:value="71166" table:style-name="ce7">
            <text:p>71.166</text:p>
          </table:table-cell>
          <table:table-cell office:value-type="percentage" office:value="0.77204135432148324" table:style-name="ce49">
            <text:p>77,2%</text:p>
          </table:table-cell>
          <table:table-cell office:value-type="float" office:value="55829" table:style-name="ce7">
            <text:p>55.829</text:p>
          </table:table-cell>
          <table:table-cell office:value-type="percentage" office:value="0.58191578069626848" table:style-name="ce49">
            <text:p>58,2%</text:p>
          </table:table-cell>
          <table:table-cell office:value-type="float" office:value="26246" table:style-name="ce7">
            <text:p>26.246</text:p>
          </table:table-cell>
          <table:table-cell office:value-type="percentage" office:value="0.40239172096588732" table:style-name="ce49">
            <text:p>40,2%</text:p>
          </table:table-cell>
          <table:table-cell office:value-type="float" office:value="16990" table:style-name="ce7">
            <text:p>16.990</text:p>
          </table:table-cell>
          <table:table-cell office:value-type="percentage" office:value="0.28921610349817006" table:style-name="ce49">
            <text:p>28,9%</text:p>
          </table:table-cell>
          <table:table-cell office:value-type="float" office:value="20294" table:style-name="ce7">
            <text:p>20.294</text:p>
          </table:table-cell>
          <table:table-cell office:value-type="percentage" office:value="0.8519731318219983" table:style-name="ce49">
            <text:p>85,2%</text:p>
          </table:table-cell>
          <table:table-cell office:value-type="float" office:value="60595" table:style-name="ce7">
            <text:p>60.595</text:p>
          </table:table-cell>
          <table:table-cell office:value-type="percentage" office:value="0.89803630974434978" table:style-name="ce49">
            <text:p>89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392" table:style-name="ce7">
            <text:p>343.392</text:p>
          </table:table-cell>
          <table:table-cell office:value-type="percentage" office:value="0.91399125912282475" table:style-name="ce49">
            <text:p>91,4%</text:p>
          </table:table-cell>
          <table:table-cell office:value-type="float" office:value="250104" table:style-name="ce7">
            <text:p>250.104</text:p>
          </table:table-cell>
          <table:table-cell office:value-type="percentage" office:value="0.90877511718324189" table:style-name="ce49">
            <text:p>90,9%</text:p>
          </table:table-cell>
          <table:table-cell office:value-type="float" office:value="251627" table:style-name="ce7">
            <text:p>251.627</text:p>
          </table:table-cell>
          <table:table-cell office:value-type="percentage" office:value="0.77670804961014428" table:style-name="ce49">
            <text:p>77,7%</text:p>
          </table:table-cell>
          <table:table-cell office:value-type="float" office:value="176149" table:style-name="ce7">
            <text:p>176.149</text:p>
          </table:table-cell>
          <table:table-cell office:value-type="percentage" office:value="0.54652382193429883" table:style-name="ce49">
            <text:p>54,7%</text:p>
          </table:table-cell>
          <table:table-cell office:value-type="float" office:value="69264" table:style-name="ce7">
            <text:p>69.264</text:p>
          </table:table-cell>
          <table:table-cell office:value-type="percentage" office:value="0.33407127664192388" table:style-name="ce49">
            <text:p>33,4%</text:p>
          </table:table-cell>
          <table:table-cell office:value-type="float" office:value="40452" table:style-name="ce7">
            <text:p>40.452</text:p>
          </table:table-cell>
          <table:table-cell office:value-type="percentage" office:value="0.2365503368263473" table:style-name="ce49">
            <text:p>23,7%</text:p>
          </table:table-cell>
          <table:table-cell office:value-type="float" office:value="80259" table:style-name="ce7">
            <text:p>80.259</text:p>
          </table:table-cell>
          <table:table-cell office:value-type="percentage" office:value="0.81073791605636647" table:style-name="ce49">
            <text:p>81,1%</text:p>
          </table:table-cell>
          <table:table-cell office:value-type="float" office:value="192329" table:style-name="ce7">
            <text:p>192.329</text:p>
          </table:table-cell>
          <table:table-cell office:value-type="percentage" office:value="0.87158025441049181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54" table:style-name="ce7">
            <text:p>5.454</text:p>
          </table:table-cell>
          <table:table-cell office:value-type="percentage" office:value="0.86971774836549198" table:style-name="ce49">
            <text:p>87,0%</text:p>
          </table:table-cell>
          <table:table-cell office:value-type="float" office:value="6704" table:style-name="ce7">
            <text:p>6.704</text:p>
          </table:table-cell>
          <table:table-cell office:value-type="percentage" office:value="0.8847828956051208" table:style-name="ce49">
            <text:p>88,5%</text:p>
          </table:table-cell>
          <table:table-cell office:value-type="float" office:value="7555" table:style-name="ce7">
            <text:p>7.555</text:p>
          </table:table-cell>
          <table:table-cell office:value-type="percentage" office:value="0.71720144294664889" table:style-name="ce49">
            <text:p>71,7%</text:p>
          </table:table-cell>
          <table:table-cell office:value-type="float" office:value="6433" table:style-name="ce7">
            <text:p>6.433</text:p>
          </table:table-cell>
          <table:table-cell office:value-type="percentage" office:value="0.58122515359595228" table:style-name="ce49">
            <text:p>58,1%</text:p>
          </table:table-cell>
          <table:table-cell office:value-type="float" office:value="3583" table:style-name="ce7">
            <text:p>3.583</text:p>
          </table:table-cell>
          <table:table-cell office:value-type="percentage" office:value="0.39343362248819591" table:style-name="ce49">
            <text:p>39,3%</text:p>
          </table:table-cell>
          <table:table-cell office:value-type="float" office:value="2271" table:style-name="ce7">
            <text:p>2.271</text:p>
          </table:table-cell>
          <table:table-cell office:value-type="percentage" office:value="0.25780451810648203" table:style-name="ce49">
            <text:p>25,8%</text:p>
          </table:table-cell>
          <table:table-cell office:value-type="float" office:value="1601" table:style-name="ce7">
            <text:p>1.601</text:p>
          </table:table-cell>
          <table:table-cell office:value-type="percentage" office:value="0.4442286348501665" table:style-name="ce49">
            <text:p>44,4%</text:p>
          </table:table-cell>
          <table:table-cell office:value-type="float" office:value="7657" table:style-name="ce7">
            <text:p>7.657</text:p>
          </table:table-cell>
          <table:table-cell office:value-type="percentage" office:value="0.88766519823788548" table:style-name="ce49">
            <text:p>88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1" table:style-name="ce7">
            <text:p>4.191</text:p>
          </table:table-cell>
          <table:table-cell office:value-type="percentage" office:value="0.77296200663961634" table:style-name="ce49">
            <text:p>77,3%</text:p>
          </table:table-cell>
          <table:table-cell office:value-type="float" office:value="5119" table:style-name="ce7">
            <text:p>5.119</text:p>
          </table:table-cell>
          <table:table-cell office:value-type="percentage" office:value="0.69353746104863845" table:style-name="ce49">
            <text:p>69,4%</text:p>
          </table:table-cell>
          <table:table-cell office:value-type="float" office:value="6299" table:style-name="ce7">
            <text:p>6.299</text:p>
          </table:table-cell>
          <table:table-cell office:value-type="percentage" office:value="0.62971108667399778" table:style-name="ce49">
            <text:p>63,0%</text:p>
          </table:table-cell>
          <table:table-cell office:value-type="float" office:value="5366" table:style-name="ce7">
            <text:p>5.366</text:p>
          </table:table-cell>
          <table:table-cell office:value-type="percentage" office:value="0.5119252051135279" table:style-name="ce49">
            <text:p>51,2%</text:p>
          </table:table-cell>
          <table:table-cell office:value-type="float" office:value="2669" table:style-name="ce7">
            <text:p>2.669</text:p>
          </table:table-cell>
          <table:table-cell office:value-type="percentage" office:value="0.2975142124623788" table:style-name="ce49">
            <text:p>29,8%</text:p>
          </table:table-cell>
          <table:table-cell office:value-type="float" office:value="1994" table:style-name="ce7">
            <text:p>1.994</text:p>
          </table:table-cell>
          <table:table-cell office:value-type="percentage" office:value="0.22217270194986072" table:style-name="ce49">
            <text:p>22,2%</text:p>
          </table:table-cell>
          <table:table-cell office:value-type="float" office:value="1354" table:style-name="ce7">
            <text:p>1.354</text:p>
          </table:table-cell>
          <table:table-cell office:value-type="percentage" office:value="0.2995575221238938" table:style-name="ce49">
            <text:p>30,0%</text:p>
          </table:table-cell>
          <table:table-cell office:value-type="float" office:value="6088" table:style-name="ce7">
            <text:p>6.088</text:p>
          </table:table-cell>
          <table:table-cell office:value-type="percentage" office:value="0.85662023357253414" table:style-name="ce49">
            <text:p>85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5" table:style-name="ce7">
            <text:p>2.315</text:p>
          </table:table-cell>
          <table:table-cell office:value-type="percentage" office:value="0.64682872310701311" table:style-name="ce49">
            <text:p>64,7%</text:p>
          </table:table-cell>
          <table:table-cell office:value-type="float" office:value="6462" table:style-name="ce7">
            <text:p>6.462</text:p>
          </table:table-cell>
          <table:table-cell office:value-type="percentage" office:value="0.69528728211749513" table:style-name="ce49">
            <text:p>69,5%</text:p>
          </table:table-cell>
          <table:table-cell office:value-type="float" office:value="13729" table:style-name="ce7">
            <text:p>13.729</text:p>
          </table:table-cell>
          <table:table-cell office:value-type="percentage" office:value="0.63360716263614547" table:style-name="ce49">
            <text:p>63,4%</text:p>
          </table:table-cell>
          <table:table-cell office:value-type="float" office:value="12590" table:style-name="ce7">
            <text:p>12.590</text:p>
          </table:table-cell>
          <table:table-cell office:value-type="percentage" office:value="0.40103204433968276" table:style-name="ce49">
            <text:p>40,1%</text:p>
          </table:table-cell>
          <table:table-cell office:value-type="float" office:value="7335" table:style-name="ce7">
            <text:p>7.335</text:p>
          </table:table-cell>
          <table:table-cell office:value-type="percentage" office:value="0.30837467417808795" table:style-name="ce49">
            <text:p>30,8%</text:p>
          </table:table-cell>
          <table:table-cell office:value-type="float" office:value="1200" table:style-name="ce7">
            <text:p>1.200</text:p>
          </table:table-cell>
          <table:table-cell office:value-type="percentage" office:value="0.9375" table:style-name="ce49">
            <text:p>93,8%</text:p>
          </table:table-cell>
          <table:table-cell office:value-type="float" office:value="25039" table:style-name="ce7">
            <text:p>25.039</text:p>
          </table:table-cell>
          <table:table-cell office:value-type="percentage" office:value="0.47095002539169034" table:style-name="ce49">
            <text:p>47,1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0" table:style-name="ce7">
            <text:p>60</text:p>
          </table:table-cell>
          <table:table-cell office:value-type="percentage" office:value="0.76923076923076927" table:style-name="ce52">
            <text:p>76,9%</text:p>
          </table:table-cell>
          <table:table-cell office:value-type="float" office:value="231" table:style-name="ce7">
            <text:p>231</text:p>
          </table:table-cell>
          <table:table-cell office:value-type="percentage" office:value="0.79930795847750868" table:style-name="ce52">
            <text:p>79,9%</text:p>
          </table:table-cell>
          <table:table-cell office:value-type="float" office:value="555" table:style-name="ce7">
            <text:p>555</text:p>
          </table:table-cell>
          <table:table-cell office:value-type="percentage" office:value="0.63573883161512024" table:style-name="ce52">
            <text:p>63,6%</text:p>
          </table:table-cell>
          <table:table-cell office:value-type="float" office:value="713" table:style-name="ce7">
            <text:p>713</text:p>
          </table:table-cell>
          <table:table-cell office:value-type="percentage" office:value="0.39111354909489854" table:style-name="ce52">
            <text:p>39,1%</text:p>
          </table:table-cell>
          <table:table-cell office:value-type="float" office:value="698" table:style-name="ce7">
            <text:p>698</text:p>
          </table:table-cell>
          <table:table-cell office:value-type="percentage" office:value="0.31160714285714286" table:style-name="ce52">
            <text:p>31,2%</text:p>
          </table:table-cell>
          <table:table-cell office:value-type="float" office:value="662" table:style-name="ce7">
            <text:p>662</text:p>
          </table:table-cell>
          <table:table-cell office:value-type="percentage" office:value="0.33166332665330661" table:style-name="ce52">
            <text:p>33,2%</text:p>
          </table:table-cell>
          <table:table-cell office:value-type="float" office:value="1282" table:style-name="ce7">
            <text:p>1.282</text:p>
          </table:table-cell>
          <table:table-cell office:value-type="percentage" office:value="0.28476232785428696" table:style-name="ce52">
            <text:p>28,5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41685" table:style-name="ce67">
            <text:p>6.341.685</text:p>
          </table:table-cell>
          <table:table-cell office:value-type="percentage" office:value="0.9249032281776095" table:style-name="ce68">
            <text:p>92,49%</text:p>
          </table:table-cell>
          <table:table-cell office:value-type="float" office:value="4856569" table:style-name="ce67">
            <text:p>4.856.569</text:p>
          </table:table-cell>
          <table:table-cell office:value-type="percentage" office:value="0.92106911153795967" table:style-name="ce68">
            <text:p>92,11%</text:p>
          </table:table-cell>
          <table:table-cell office:value-type="float" office:value="5095305" table:style-name="ce67">
            <text:p>5.095.305</text:p>
          </table:table-cell>
          <table:table-cell office:value-type="percentage" office:value="0.7599862479808247" table:style-name="ce68">
            <text:p>76,00%</text:p>
          </table:table-cell>
          <table:table-cell office:value-type="float" office:value="4140969" table:style-name="ce67">
            <text:p>4.140.969</text:p>
          </table:table-cell>
          <table:table-cell office:value-type="percentage" office:value="0.58912683664262622" table:style-name="ce68">
            <text:p>58,91%</text:p>
          </table:table-cell>
          <table:table-cell office:value-type="float" office:value="2030563" table:style-name="ce67">
            <text:p>2.030.563</text:p>
          </table:table-cell>
          <table:table-cell office:value-type="percentage" office:value="0.40712765065862205" table:style-name="ce68">
            <text:p>40,71%</text:p>
          </table:table-cell>
          <table:table-cell office:value-type="float" office:value="1297775" table:style-name="ce67">
            <text:p>1.297.775</text:p>
          </table:table-cell>
          <table:table-cell office:value-type="percentage" office:value="0.31757305691367271" table:style-name="ce68">
            <text:p>31,76%</text:p>
          </table:table-cell>
          <table:table-cell office:value-type="float" office:value="1486181" table:style-name="ce67">
            <text:p>1.486.181</text:p>
          </table:table-cell>
          <table:table-cell office:value-type="percentage" office:value="0.74975469460297861" table:style-name="ce68">
            <text:p>74,98%</text:p>
          </table:table-cell>
          <table:table-cell office:value-type="float" office:value="4234756" table:style-name="ce67">
            <text:p>4.234.756</text:p>
          </table:table-cell>
          <table:table-cell office:value-type="percentage" office:value="0.8778974357698619" table:style-name="ce68">
            <text:p>87,79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2105" table:style-name="ce8">
            <text:p>412.105</text:p>
          </table:table-cell>
          <table:table-cell office:value-type="percentage" office:value="0.65870086776113157" table:style-name="ce79">
            <text:p>65,9%</text:p>
          </table:table-cell>
          <table:table-cell office:value-type="float" office:value="121919" table:style-name="ce8">
            <text:p>121.919</text:p>
          </table:table-cell>
          <table:table-cell office:value-type="percentage" office:value="0.19487303259259023" table:style-name="ce79">
            <text:p>19,5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689" table:style-name="ce8">
            <text:p>49.689</text:p>
          </table:table-cell>
          <table:table-cell office:value-type="percentage" office:value="0.55486817567643021" table:style-name="ce79">
            <text:p>55,5%</text:p>
          </table:table-cell>
          <table:table-cell office:value-type="float" office:value="17759" table:style-name="ce8">
            <text:p>17.759</text:p>
          </table:table-cell>
          <table:table-cell office:value-type="percentage" office:value="0.1983115766434769" table:style-name="ce79">
            <text:p>19,8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085" table:style-name="ce8">
            <text:p>40.085</text:p>
          </table:table-cell>
          <table:table-cell office:value-type="percentage" office:value="0.74944845380099467" table:style-name="ce79">
            <text:p>74,9%</text:p>
          </table:table-cell>
          <table:table-cell office:value-type="float" office:value="12120" table:style-name="ce8">
            <text:p>12.120</text:p>
          </table:table-cell>
          <table:table-cell office:value-type="percentage" office:value="0.22660135362524772" table:style-name="ce79">
            <text:p>22,7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296" table:style-name="ce8">
            <text:p>29.296</text:p>
          </table:table-cell>
          <table:table-cell office:value-type="percentage" office:value="0.34709255485522011" table:style-name="ce79">
            <text:p>34,7%</text:p>
          </table:table-cell>
          <table:table-cell office:value-type="float" office:value="6201" table:style-name="ce8">
            <text:p>6.201</text:p>
          </table:table-cell>
          <table:table-cell office:value-type="percentage" office:value="7.3468082081417946E-2" table:style-name="ce79">
            <text:p>7,3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146" table:style-name="ce8">
            <text:p>71.146</text:p>
          </table:table-cell>
          <table:table-cell office:value-type="percentage" office:value="0.53296876170499663" table:style-name="ce79">
            <text:p>53,3%</text:p>
          </table:table-cell>
          <table:table-cell office:value-type="float" office:value="19654" table:style-name="ce8">
            <text:p>19.654</text:p>
          </table:table-cell>
          <table:table-cell office:value-type="percentage" office:value="0.14723200239718331" table:style-name="ce79">
            <text:p>14,7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732" table:style-name="ce8">
            <text:p>23.732</text:p>
          </table:table-cell>
          <table:table-cell office:value-type="percentage" office:value="0.64478617616692935" table:style-name="ce79">
            <text:p>64,5%</text:p>
          </table:table-cell>
          <table:table-cell office:value-type="float" office:value="7715" table:style-name="ce8">
            <text:p>7.715</text:p>
          </table:table-cell>
          <table:table-cell office:value-type="percentage" office:value="0.20961256316904853" table:style-name="ce79">
            <text:p>21,0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210" table:style-name="ce8">
            <text:p>94.210</text:p>
          </table:table-cell>
          <table:table-cell office:value-type="percentage" office:value="0.68797558018957483" table:style-name="ce79">
            <text:p>68,8%</text:p>
          </table:table-cell>
          <table:table-cell office:value-type="float" office:value="34835" table:style-name="ce8">
            <text:p>34.835</text:p>
          </table:table-cell>
          <table:table-cell office:value-type="percentage" office:value="0.25438519622018724" table:style-name="ce79">
            <text:p>25,4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3908" table:style-name="ce8">
            <text:p>93.908</text:p>
          </table:table-cell>
          <table:table-cell office:value-type="percentage" office:value="0.63647454318711705" table:style-name="ce79">
            <text:p>63,6%</text:p>
          </table:table-cell>
          <table:table-cell office:value-type="float" office:value="28010" table:style-name="ce8">
            <text:p>28.010</text:p>
          </table:table-cell>
          <table:table-cell office:value-type="percentage" office:value="0.1898416743479911" table:style-name="ce79">
            <text:p>19,0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7562" table:style-name="ce8">
            <text:p>227.562</text:p>
          </table:table-cell>
          <table:table-cell office:value-type="percentage" office:value="0.40706362593979245" table:style-name="ce79">
            <text:p>40,7%</text:p>
          </table:table-cell>
          <table:table-cell office:value-type="float" office:value="61916" table:style-name="ce8">
            <text:p>61.916</text:p>
          </table:table-cell>
          <table:table-cell office:value-type="percentage" office:value="0.11075553679299791" table:style-name="ce79">
            <text:p>11,1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3156" table:style-name="ce8">
            <text:p>233.156</text:p>
          </table:table-cell>
          <table:table-cell office:value-type="percentage" office:value="0.66196127420362272" table:style-name="ce79">
            <text:p>66,2%</text:p>
          </table:table-cell>
          <table:table-cell office:value-type="float" office:value="64583" table:style-name="ce8">
            <text:p>64.583</text:p>
          </table:table-cell>
          <table:table-cell office:value-type="percentage" office:value="0.1833598319232298" table:style-name="ce79">
            <text:p>18,3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381" table:style-name="ce8">
            <text:p>52.381</text:p>
          </table:table-cell>
          <table:table-cell office:value-type="percentage" office:value="0.77548633523820809" table:style-name="ce79">
            <text:p>77,5%</text:p>
          </table:table-cell>
          <table:table-cell office:value-type="float" office:value="14477" table:style-name="ce8">
            <text:p>14.477</text:p>
          </table:table-cell>
          <table:table-cell office:value-type="percentage" office:value="0.2143280135019098" table:style-name="ce79">
            <text:p>21,4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065" table:style-name="ce8">
            <text:p>127.065</text:p>
          </table:table-cell>
          <table:table-cell office:value-type="percentage" office:value="0.83017006513827996" table:style-name="ce79">
            <text:p>83,0%</text:p>
          </table:table-cell>
          <table:table-cell office:value-type="float" office:value="32484" table:style-name="ce8">
            <text:p>32.484</text:p>
          </table:table-cell>
          <table:table-cell office:value-type="percentage" office:value="0.21223188443672047" table:style-name="ce79">
            <text:p>21,2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3757" table:style-name="ce8">
            <text:p>13.757</text:p>
          </table:table-cell>
          <table:table-cell office:value-type="percentage" office:value="0.62714259664478478" table:style-name="ce79">
            <text:p>62,7%</text:p>
          </table:table-cell>
          <table:table-cell office:value-type="float" office:value="4110" table:style-name="ce8">
            <text:p>4.110</text:p>
          </table:table-cell>
          <table:table-cell office:value-type="percentage" office:value="0.18736323851203501" table:style-name="ce79">
            <text:p>18,7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29602" table:style-name="ce8">
            <text:p>229.602</text:p>
          </table:table-cell>
          <table:table-cell office:value-type="percentage" office:value="0.46737940047307502" table:style-name="ce79">
            <text:p>46,7%</text:p>
          </table:table-cell>
          <table:table-cell office:value-type="float" office:value="45342" table:style-name="ce8">
            <text:p>45.342</text:p>
          </table:table-cell>
          <table:table-cell office:value-type="percentage" office:value="9.2298485101393574E-2" table:style-name="ce79">
            <text:p>9,2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496" table:style-name="ce8">
            <text:p>65.496</text:p>
          </table:table-cell>
          <table:table-cell office:value-type="percentage" office:value="0.54287300968942453" table:style-name="ce79">
            <text:p>54,3%</text:p>
          </table:table-cell>
          <table:table-cell office:value-type="float" office:value="18488" table:style-name="ce8">
            <text:p>18.488</text:p>
          </table:table-cell>
          <table:table-cell office:value-type="percentage" office:value="0.15324044526594113" table:style-name="ce79">
            <text:p>15,3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440" table:style-name="ce8">
            <text:p>26.440</text:p>
          </table:table-cell>
          <table:table-cell office:value-type="percentage" office:value="0.54162569649295311" table:style-name="ce79">
            <text:p>54,2%</text:p>
          </table:table-cell>
          <table:table-cell office:value-type="float" office:value="9513" table:style-name="ce8">
            <text:p>9.513</text:p>
          </table:table-cell>
          <table:table-cell office:value-type="percentage" office:value="0.19487463126843657" table:style-name="ce79">
            <text:p>19,5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294" table:style-name="ce8">
            <text:p>79.294</text:p>
          </table:table-cell>
          <table:table-cell office:value-type="percentage" office:value="0.53824327993483578" table:style-name="ce79">
            <text:p>53,8%</text:p>
          </table:table-cell>
          <table:table-cell office:value-type="float" office:value="27460" table:style-name="ce8">
            <text:p>27.460</text:p>
          </table:table-cell>
          <table:table-cell office:value-type="percentage" office:value="0.18639695900081454" table:style-name="ce79">
            <text:p>18,6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64" table:style-name="ce8">
            <text:p>2.864</text:p>
          </table:table-cell>
          <table:table-cell office:value-type="percentage" office:value="0.36016096579476864" table:style-name="ce79">
            <text:p>36,0%</text:p>
          </table:table-cell>
          <table:table-cell office:value-type="float" office:value="1018" table:style-name="ce8">
            <text:p>1.018</text:p>
          </table:table-cell>
          <table:table-cell office:value-type="percentage" office:value="0.12801810865191146" table:style-name="ce79">
            <text:p>12,8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57" table:style-name="ce8">
            <text:p>3.357</text:p>
          </table:table-cell>
          <table:table-cell office:value-type="percentage" office:value="0.34339198036006546" table:style-name="ce79">
            <text:p>34,3%</text:p>
          </table:table-cell>
          <table:table-cell office:value-type="float" office:value="1041" table:style-name="ce8">
            <text:p>1.041</text:p>
          </table:table-cell>
          <table:table-cell office:value-type="percentage" office:value="0.10648527004909984" table:style-name="ce79">
            <text:p>10,6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75145" table:style-name="ce84">
            <text:p>1.875.145</text:p>
          </table:table-cell>
          <table:table-cell office:value-type="percentage" office:value="0.5704017538421573" table:style-name="ce85">
            <text:p>57,0%</text:p>
          </table:table-cell>
          <table:table-cell office:value-type="float" office:value="528645" table:style-name="ce84">
            <text:p>528.645</text:p>
          </table:table-cell>
          <table:table-cell office:value-type="percentage" office:value="0.16080891619575405" table:style-name="ce85">
            <text:p>16,1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24T14:32:01Z</dc:date>
  </office:meta>
</office:document-meta>
</file>